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23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p_part_01_trial_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[m]</text:p>
          </table:table-cell>
          <table:table-cell office:value-type="string" calcext:value-type="string">
            <text:p>z[m]</text:p>
          </table:table-cell>
          <table:table-cell office:value-type="string" calcext:value-type="string">
            <text:p>t[s]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839973038" calcext:value-type="float">
            <text:p>2.7839973038</text:p>
          </table:table-cell>
          <table:table-cell office:value-type="float" office:value="3.23665942872" calcext:value-type="float">
            <text:p>3.236659428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1197063723" calcext:value-type="float">
            <text:p>2.8119706372</text:p>
          </table:table-cell>
          <table:table-cell office:value-type="float" office:value="3.20806760093" calcext:value-type="float">
            <text:p>3.208067600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7267308139" calcext:value-type="float">
            <text:p>2.7726730814</text:p>
          </table:table-cell>
          <table:table-cell office:value-type="float" office:value="3.21553098521" calcext:value-type="float">
            <text:p>3.215530985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3344985436" calcext:value-type="float">
            <text:p>2.7334498544</text:p>
          </table:table-cell>
          <table:table-cell office:value-type="float" office:value="3.22337563061" calcext:value-type="float">
            <text:p>3.22337563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9405851201" calcext:value-type="float">
            <text:p>2.694058512</text:p>
          </table:table-cell>
          <table:table-cell office:value-type="float" office:value="3.23032704397" calcext:value-type="float">
            <text:p>3.23032704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5537553052" calcext:value-type="float">
            <text:p>2.6553755305</text:p>
          </table:table-cell>
          <table:table-cell office:value-type="float" office:value="3.24050677594" calcext:value-type="float">
            <text:p>3.2405067759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1646328193" calcext:value-type="float">
            <text:p>2.6164632819</text:p>
          </table:table-cell>
          <table:table-cell office:value-type="float" office:value="3.24977159703" calcext:value-type="float">
            <text:p>3.24977159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7819632672" calcext:value-type="float">
            <text:p>2.5781963267</text:p>
          </table:table-cell>
          <table:table-cell office:value-type="float" office:value="3.26141806166" calcext:value-type="float">
            <text:p>3.2614180617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3967776593" calcext:value-type="float">
            <text:p>2.5396777659</text:p>
          </table:table-cell>
          <table:table-cell office:value-type="float" office:value="3.27220325868" calcext:value-type="float">
            <text:p>3.2722032587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0095789" calcext:value-type="float">
            <text:p>2.50095789</text:p>
          </table:table-cell>
          <table:table-cell office:value-type="float" office:value="3.28224174503" calcext:value-type="float">
            <text:p>3.28224174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.4619111951" calcext:value-type="float">
            <text:p>2.4619111951</text:p>
          </table:table-cell>
          <table:table-cell table:style-name="ce1" office:value-type="float" office:value="3.29092250637" calcext:value-type="float">
            <text:p>3.29092250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226548587" calcext:value-type="float">
            <text:p>2.4226548587</text:p>
          </table:table-cell>
          <table:table-cell office:value-type="float" office:value="3.29859974889" calcext:value-type="float">
            <text:p>3.2985997489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432969038" calcext:value-type="float">
            <text:p>2.3843296904</text:p>
          </table:table-cell>
          <table:table-cell office:value-type="float" office:value="3.31005319696" calcext:value-type="float">
            <text:p>3.310053197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4488317292" calcext:value-type="float">
            <text:p>2.3448831729</text:p>
          </table:table-cell>
          <table:table-cell office:value-type="float" office:value="3.31668435528" calcext:value-type="float">
            <text:p>3.3166843553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0579050782" calcext:value-type="float">
            <text:p>2.3057905078</text:p>
          </table:table-cell>
          <table:table-cell office:value-type="float" office:value="3.32515569136" calcext:value-type="float">
            <text:p>3.3251556914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666938214" calcext:value-type="float">
            <text:p>2.2666938214</text:p>
          </table:table-cell>
          <table:table-cell office:value-type="float" office:value="3.33360844899" calcext:value-type="float">
            <text:p>3.333608449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2718107844" calcext:value-type="float">
            <text:p>2.2271810784</text:p>
          </table:table-cell>
          <table:table-cell office:value-type="float" office:value="3.33983284801" calcext:value-type="float">
            <text:p>3.33983284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880969812" calcext:value-type="float">
            <text:p>2.1880969812</text:p>
          </table:table-cell>
          <table:table-cell office:value-type="float" office:value="3.34834362609" calcext:value-type="float">
            <text:p>3.3483436261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882125151" calcext:value-type="float">
            <text:p>2.1488212515</text:p>
          </table:table-cell>
          <table:table-cell office:value-type="float" office:value="3.35592103044" calcext:value-type="float">
            <text:p>3.3559210304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.10907209368" calcext:value-type="float">
            <text:p>2.1090720937</text:p>
          </table:table-cell>
          <table:table-cell table:style-name="ce1" office:value-type="float" office:value="3.3603936641" calcext:value-type="float">
            <text:p>3.360393664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6908230364" calcext:value-type="float">
            <text:p>2.0690823036</text:p>
          </table:table-cell>
          <table:table-cell office:value-type="float" office:value="3.36129737477" calcext:value-type="float">
            <text:p>3.3612973748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2917900392" calcext:value-type="float">
            <text:p>2.0291790039</text:p>
          </table:table-cell>
          <table:table-cell office:value-type="float" office:value="3.36407706388" calcext:value-type="float">
            <text:p>3.3640770639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8944307942" calcext:value-type="float">
            <text:p>1.9894430794</text:p>
          </table:table-cell>
          <table:table-cell office:value-type="float" office:value="3.36866577869" calcext:value-type="float">
            <text:p>3.3686657787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498393773" calcext:value-type="float">
            <text:p>1.9498393773</text:p>
          </table:table-cell>
          <table:table-cell office:value-type="float" office:value="3.37428243061" calcext:value-type="float">
            <text:p>3.3742824306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10375995" calcext:value-type="float">
            <text:p>1.910375995</text:p>
          </table:table-cell>
          <table:table-cell office:value-type="float" office:value="3.36775238795" calcext:value-type="float">
            <text:p>3.367752388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7064642551" calcext:value-type="float">
            <text:p>1.8706464255</text:p>
          </table:table-cell>
          <table:table-cell office:value-type="float" office:value="3.36310897234" calcext:value-type="float">
            <text:p>3.3631089723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3219922638" calcext:value-type="float">
            <text:p>1.8321992264</text:p>
          </table:table-cell>
          <table:table-cell office:value-type="float" office:value="3.35207208516" calcext:value-type="float">
            <text:p>3.3520720852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9337512846" calcext:value-type="float">
            <text:p>1.7933751285</text:p>
          </table:table-cell>
          <table:table-cell office:value-type="float" office:value="3.34244455062" calcext:value-type="float">
            <text:p>3.3424445506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5423037672" calcext:value-type="float">
            <text:p>1.7542303767</text:p>
          </table:table-cell>
          <table:table-cell office:value-type="float" office:value="3.33421725395" calcext:value-type="float">
            <text:p>3.334217254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1481454012" calcext:value-type="float">
            <text:p>1.7148145401</text:p>
          </table:table-cell>
          <table:table-cell office:value-type="float" office:value="3.32740609944" calcext:value-type="float">
            <text:p>3.327406099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754305192" calcext:value-type="float">
            <text:p>1.6754305192</text:p>
          </table:table-cell>
          <table:table-cell office:value-type="float" office:value="3.3204133249" calcext:value-type="float">
            <text:p>3.3204133249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717279757" calcext:value-type="float">
            <text:p>1.6371727976</text:p>
          </table:table-cell>
          <table:table-cell office:value-type="float" office:value="3.3087365644" calcext:value-type="float">
            <text:p>3.3087365644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9736055191" calcext:value-type="float">
            <text:p>1.5973605519</text:p>
          </table:table-cell>
          <table:table-cell office:value-type="float" office:value="3.30486550571" calcext:value-type="float">
            <text:p>3.3048655057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5871776627" calcext:value-type="float">
            <text:p>1.5587177663</text:p>
          </table:table-cell>
          <table:table-cell office:value-type="float" office:value="3.29453423677" calcext:value-type="float">
            <text:p>3.2945342368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1969018303" calcext:value-type="float">
            <text:p>1.519690183</text:p>
          </table:table-cell>
          <table:table-cell office:value-type="float" office:value="3.28576795211" calcext:value-type="float">
            <text:p>3.2857679521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8038183418" calcext:value-type="float">
            <text:p>1.4803818342</text:p>
          </table:table-cell>
          <table:table-cell office:value-type="float" office:value="3.27836162303" calcext:value-type="float">
            <text:p>3.278361623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108985109" calcext:value-type="float">
            <text:p>1.4410898511</text:p>
          </table:table-cell>
          <table:table-cell office:value-type="float" office:value="3.2708689556" calcext:value-type="float">
            <text:p>3.2708689556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0331588059" calcext:value-type="float">
            <text:p>1.4033158806</text:p>
          </table:table-cell>
          <table:table-cell office:value-type="float" office:value="3.25771117643" calcext:value-type="float">
            <text:p>3.2577111764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415416855" calcext:value-type="float">
            <text:p>1.3641541686</text:p>
          </table:table-cell>
          <table:table-cell office:value-type="float" office:value="3.24956499267" calcext:value-type="float">
            <text:p>3.2495649927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2652196492" calcext:value-type="float">
            <text:p>1.3265219649</text:p>
          </table:table-cell>
          <table:table-cell office:value-type="float" office:value="3.23600707065" calcext:value-type="float">
            <text:p>3.2360070707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9345495269" calcext:value-type="float">
            <text:p>1.2934549527</text:p>
          </table:table-cell>
          <table:table-cell office:value-type="float" office:value="3.21349990063" calcext:value-type="float">
            <text:p>3.2134999006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446917249" calcext:value-type="float">
            <text:p>1.2644691725</text:p>
          </table:table-cell>
          <table:table-cell office:value-type="float" office:value="3.18593498549" calcext:value-type="float">
            <text:p>3.1859349855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591705305" calcext:value-type="float">
            <text:p>1.2359170531</text:p>
          </table:table-cell>
          <table:table-cell office:value-type="float" office:value="3.15792112329" calcext:value-type="float">
            <text:p>3.1579211233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613195924" calcext:value-type="float">
            <text:p>1.2061319592</text:p>
          </table:table-cell>
          <table:table-cell office:value-type="float" office:value="3.13122190632" calcext:value-type="float">
            <text:p>3.1312219063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7934371711" calcext:value-type="float">
            <text:p>1.1793437171</text:p>
          </table:table-cell>
          <table:table-cell office:value-type="float" office:value="3.10151685484" calcext:value-type="float">
            <text:p>3.1015168548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872359521" calcext:value-type="float">
            <text:p>1.1487235952</text:p>
          </table:table-cell>
          <table:table-cell office:value-type="float" office:value="3.0757795641" calcext:value-type="float">
            <text:p>3.0757795641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528645033" calcext:value-type="float">
            <text:p>1.1152864503</text:p>
          </table:table-cell>
          <table:table-cell office:value-type="float" office:value="3.05382603722" calcext:value-type="float">
            <text:p>3.0538260372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216104525" calcext:value-type="float">
            <text:p>1.0821610453</text:p>
          </table:table-cell>
          <table:table-cell office:value-type="float" office:value="3.03140489678" calcext:value-type="float">
            <text:p>3.0314048968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91644902" calcext:value-type="float">
            <text:p>1.0491644902</text:p>
          </table:table-cell>
          <table:table-cell office:value-type="float" office:value="3.00879455945" calcext:value-type="float">
            <text:p>3.008794559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621491758" calcext:value-type="float">
            <text:p>1.0162149176</text:p>
          </table:table-cell>
          <table:table-cell office:value-type="float" office:value="2.98611581027" calcext:value-type="float">
            <text:p>2.986115810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395774914" calcext:value-type="float">
            <text:p>0.9839577491</text:p>
          </table:table-cell>
          <table:table-cell office:value-type="float" office:value="2.96246258461" calcext:value-type="float">
            <text:p>2.9624625846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2658742453" calcext:value-type="float">
            <text:p>0.9526587425</text:p>
          </table:table-cell>
          <table:table-cell office:value-type="float" office:value="2.93755531297" calcext:value-type="float">
            <text:p>2.937555313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2034824841" calcext:value-type="float">
            <text:p>0.9220348248</text:p>
          </table:table-cell>
          <table:table-cell office:value-type="float" office:value="2.91182253873" calcext:value-type="float">
            <text:p>2.9118225387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4127253728" calcext:value-type="float">
            <text:p>0.8941272537</text:p>
          </table:table-cell>
          <table:table-cell office:value-type="float" office:value="2.88316651886" calcext:value-type="float">
            <text:p>2.8831665189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7983426031" calcext:value-type="float">
            <text:p>0.867983426</text:p>
          </table:table-cell>
          <table:table-cell office:value-type="float" office:value="2.85289276334" calcext:value-type="float">
            <text:p>2.8528927633</text:p>
          </table:table-cell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0346998301" calcext:value-type="float">
            <text:p>0.8403469983</text:p>
          </table:table-cell>
          <table:table-cell office:value-type="float" office:value="2.82397515863" calcext:value-type="float">
            <text:p>2.8239751586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9947421242" calcext:value-type="float">
            <text:p>0.8099474212</text:p>
          </table:table-cell>
          <table:table-cell office:value-type="float" office:value="2.79797774117" calcext:value-type="float">
            <text:p>2.7979777412</text:p>
          </table:table-cell>
          <table:table-cell office:value-type="float" office:value="0.5" calcext:value-type="float">
            <text:p>0.5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7551401045" calcext:value-type="float">
            <text:p>0.777551401</text:p>
          </table:table-cell>
          <table:table-cell office:value-type="float" office:value="2.77451505003" calcext:value-type="float">
            <text:p>2.77451505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3196193838" calcext:value-type="float">
            <text:p>0.7431961938</text:p>
          </table:table-cell>
          <table:table-cell office:value-type="float" office:value="2.75402798734" calcext:value-type="float">
            <text:p>2.7540279873</text:p>
          </table:table-cell>
          <table:table-cell office:value-type="float" office:value="0.5" calcext:value-type="float">
            <text:p>0.5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7167085127" calcext:value-type="float">
            <text:p>0.7071670851</text:p>
          </table:table-cell>
          <table:table-cell office:value-type="float" office:value="2.73665262186" calcext:value-type="float">
            <text:p>2.7366526219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9794941547" calcext:value-type="float">
            <text:p>0.6697949415</text:p>
          </table:table-cell>
          <table:table-cell office:value-type="float" office:value="2.7223934885" calcext:value-type="float">
            <text:p>2.7223934885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1790826296" calcext:value-type="float">
            <text:p>0.6317908263</text:p>
          </table:table-cell>
          <table:table-cell office:value-type="float" office:value="2.70991601985" calcext:value-type="float">
            <text:p>2.7099160199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2876639113" calcext:value-type="float">
            <text:p>0.5928766391</text:p>
          </table:table-cell>
          <table:table-cell office:value-type="float" office:value="2.70065934464" calcext:value-type="float">
            <text:p>2.7006593446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4052260931" calcext:value-type="float">
            <text:p>0.5540522609</text:p>
          </table:table-cell>
          <table:table-cell office:value-type="float" office:value="2.69103294039" calcext:value-type="float">
            <text:p>2.6910329404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4863725224" calcext:value-type="float">
            <text:p>0.5148637252</text:p>
          </table:table-cell>
          <table:table-cell office:value-type="float" office:value="2.68301678987" calcext:value-type="float">
            <text:p>2.6830167899</text:p>
          </table:table-cell>
          <table:table-cell office:value-type="float" office:value="0.5" calcext:value-type="float">
            <text:p>0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5361337692" calcext:value-type="float">
            <text:p>0.4753613377</text:p>
          </table:table-cell>
          <table:table-cell office:value-type="float" office:value="2.67672700615" calcext:value-type="float">
            <text:p>2.6767270062</text:p>
          </table:table-cell>
          <table:table-cell office:value-type="float" office:value="0.5" calcext:value-type="float">
            <text:p>0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5553590644" calcext:value-type="float">
            <text:p>0.4355535906</text:p>
          </table:table-cell>
          <table:table-cell office:value-type="float" office:value="2.67280995688" calcext:value-type="float">
            <text:p>2.6728099569</text:p>
          </table:table-cell>
          <table:table-cell office:value-type="float" office:value="0.5" calcext:value-type="float">
            <text:p>0.5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5621370299" calcext:value-type="float">
            <text:p>0.3956213703</text:p>
          </table:table-cell>
          <table:table-cell office:value-type="float" office:value="2.67048234473" calcext:value-type="float">
            <text:p>2.6704823447</text:p>
          </table:table-cell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5625594294" calcext:value-type="float">
            <text:p>0.3556255943</text:p>
          </table:table-cell>
          <table:table-cell office:value-type="float" office:value="2.67106363792" calcext:value-type="float">
            <text:p>2.6710636379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5983357467" calcext:value-type="float">
            <text:p>0.3159833575</text:p>
          </table:table-cell>
          <table:table-cell office:value-type="float" office:value="2.67640152695" calcext:value-type="float">
            <text:p>2.676401527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786149633" calcext:value-type="float">
            <text:p>0.2778614963</text:p>
          </table:table-cell>
          <table:table-cell office:value-type="float" office:value="2.68851448297" calcext:value-type="float">
            <text:p>2.688514483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0596386714" calcext:value-type="float">
            <text:p>0.2405963867</text:p>
          </table:table-cell>
          <table:table-cell office:value-type="float" office:value="2.70305104396" calcext:value-type="float">
            <text:p>2.703051044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1507740592" calcext:value-type="float">
            <text:p>0.2015077406</text:p>
          </table:table-cell>
          <table:table-cell office:value-type="float" office:value="2.71154090522" calcext:value-type="float">
            <text:p>2.7115409052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2465966425" calcext:value-type="float">
            <text:p>0.1624659664</text:p>
          </table:table-cell>
          <table:table-cell office:value-type="float" office:value="2.72024377084" calcext:value-type="float">
            <text:p>2.7202437708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3223504369" calcext:value-type="float">
            <text:p>0.1232235044</text:p>
          </table:table-cell>
          <table:table-cell office:value-type="float" office:value="2.72799162033" calcext:value-type="float">
            <text:p>2.7279916203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5029915827" calcext:value-type="float">
            <text:p>0.0850299158</text:p>
          </table:table-cell>
          <table:table-cell office:value-type="float" office:value="2.739876476" calcext:value-type="float">
            <text:p>2.739876476</text:p>
          </table:table-cell>
          <table:table-cell office:value-type="float" office:value="0.5" calcext:value-type="float">
            <text:p>0.5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59462570743" calcext:value-type="float">
            <text:p>0.0459462571</text:p>
          </table:table-cell>
          <table:table-cell office:value-type="float" office:value="2.74838926746" calcext:value-type="float">
            <text:p>2.7483892675</text:p>
          </table:table-cell>
          <table:table-cell office:value-type="float" office:value="0.5" calcext:value-type="float">
            <text:p>0.5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97067744731" calcext:value-type="float">
            <text:p>0.0059706774</text:p>
          </table:table-cell>
          <table:table-cell office:value-type="float" office:value="2.74978677721" calcext:value-type="float">
            <text:p>2.7497867772</text:p>
          </table:table-cell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338867850055" calcext:value-type="float">
            <text:p>-0.033886785</text:p>
          </table:table-cell>
          <table:table-cell office:value-type="float" office:value="2.75316060097" calcext:value-type="float">
            <text:p>2.753160601</text:p>
          </table:table-cell>
          <table:table-cell office:value-type="float" office:value="0.5" calcext:value-type="float">
            <text:p>0.5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73048984243" calcext:value-type="float">
            <text:p>-0.0730489842</text:p>
          </table:table-cell>
          <table:table-cell office:value-type="float" office:value="2.74501675969" calcext:value-type="float">
            <text:p>2.7450167597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12971092746" calcext:value-type="float">
            <text:p>-0.1129710927</text:p>
          </table:table-cell>
          <table:table-cell office:value-type="float" office:value="2.74252171406" calcext:value-type="float">
            <text:p>2.7425217141</text:p>
          </table:table-cell>
          <table:table-cell office:value-type="float" office:value="0.5" calcext:value-type="float">
            <text:p>0.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1601949973" calcext:value-type="float">
            <text:p>2.6160194997</text:p>
          </table:table-cell>
          <table:table-cell office:value-type="float" office:value="2.6880900373" calcext:value-type="float">
            <text:p>2.688090037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9613662156" calcext:value-type="float">
            <text:p>2.5961366216</text:p>
          </table:table-cell>
          <table:table-cell office:value-type="float" office:value="2.72279841029" calcext:value-type="float">
            <text:p>2.72279841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7347573789" calcext:value-type="float">
            <text:p>2.5734757379</text:p>
          </table:table-cell>
          <table:table-cell office:value-type="float" office:value="2.75576027237" calcext:value-type="float">
            <text:p>2.755760272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4742837392" calcext:value-type="float">
            <text:p>2.5474283739</text:p>
          </table:table-cell>
          <table:table-cell office:value-type="float" office:value="2.78611706452" calcext:value-type="float">
            <text:p>2.786117064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1025155026" calcext:value-type="float">
            <text:p>2.5102515503</text:p>
          </table:table-cell>
          <table:table-cell office:value-type="float" office:value="2.80087795145" calcext:value-type="float">
            <text:p>2.800877951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9151884648" calcext:value-type="float">
            <text:p>2.4915188465</text:p>
          </table:table-cell>
          <table:table-cell office:value-type="float" office:value="2.76553554336" calcext:value-type="float">
            <text:p>2.7655355434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5398418018" calcext:value-type="float">
            <text:p>2.4539841802</text:p>
          </table:table-cell>
          <table:table-cell office:value-type="float" office:value="2.7793612016" calcext:value-type="float">
            <text:p>2.7793612016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9397507147" calcext:value-type="float">
            <text:p>2.4939750715</text:p>
          </table:table-cell>
          <table:table-cell office:value-type="float" office:value="2.78021479035" calcext:value-type="float">
            <text:p>2.7802147904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5410272807" calcext:value-type="float">
            <text:p>2.4541027281</text:p>
          </table:table-cell>
          <table:table-cell office:value-type="float" office:value="2.77702163643" calcext:value-type="float">
            <text:p>2.7770216364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8865138473" calcext:value-type="float">
            <text:p>2.4886513847</text:p>
          </table:table-cell>
          <table:table-cell office:value-type="float" office:value="2.7971807615" calcext:value-type="float">
            <text:p>2.797180761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4911573594" calcext:value-type="float">
            <text:p>2.4491157359</text:p>
          </table:table-cell>
          <table:table-cell office:value-type="float" office:value="2.80325797094" calcext:value-type="float">
            <text:p>2.8032579709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8725503968" calcext:value-type="float">
            <text:p>2.4872550397</text:p>
          </table:table-cell>
          <table:table-cell office:value-type="float" office:value="2.79120004781" calcext:value-type="float">
            <text:p>2.7912000478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5244621483" calcext:value-type="float">
            <text:p>2.4524462148</text:p>
          </table:table-cell>
          <table:table-cell office:value-type="float" office:value="2.81090653692" calcext:value-type="float">
            <text:p>2.8109065369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2159739914" calcext:value-type="float">
            <text:p>2.4215973991</text:p>
          </table:table-cell>
          <table:table-cell office:value-type="float" office:value="2.83636926596" calcext:value-type="float">
            <text:p>2.836369266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8194291556" calcext:value-type="float">
            <text:p>2.3819429156</text:p>
          </table:table-cell>
          <table:table-cell office:value-type="float" office:value="2.84161540092" calcext:value-type="float">
            <text:p>2.8416154009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1641716861" calcext:value-type="float">
            <text:p>2.4164171686</text:p>
          </table:table-cell>
          <table:table-cell office:value-type="float" office:value="2.86190150149" calcext:value-type="float">
            <text:p>2.861901501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7655904452" calcext:value-type="float">
            <text:p>2.3765590445</text:p>
          </table:table-cell>
          <table:table-cell office:value-type="float" office:value="2.86526749973" calcext:value-type="float">
            <text:p>2.8652674997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8561093122" calcext:value-type="float">
            <text:p>2.3856109312</text:p>
          </table:table-cell>
          <table:table-cell office:value-type="float" office:value="2.90422983215" calcext:value-type="float">
            <text:p>2.9042298322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4567161654" calcext:value-type="float">
            <text:p>2.3456716165</text:p>
          </table:table-cell>
          <table:table-cell office:value-type="float" office:value="2.90643236327" calcext:value-type="float">
            <text:p>2.9064323633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376930428" calcext:value-type="float">
            <text:p>2.3376930428</text:p>
          </table:table-cell>
          <table:table-cell office:value-type="float" office:value="2.94562856667" calcext:value-type="float">
            <text:p>2.9456285667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0103356622" calcext:value-type="float">
            <text:p>2.3010335662</text:p>
          </table:table-cell>
          <table:table-cell office:value-type="float" office:value="2.96163115325" calcext:value-type="float">
            <text:p>2.9616311533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7600300053" calcext:value-type="float">
            <text:p>2.2760030005</text:p>
          </table:table-cell>
          <table:table-cell office:value-type="float" office:value="2.99283164653" calcext:value-type="float">
            <text:p>2.9928316465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1349873322" calcext:value-type="float">
            <text:p>2.3134987332</text:p>
          </table:table-cell>
          <table:table-cell office:value-type="float" office:value="3.00676254852" calcext:value-type="float">
            <text:p>3.0067625485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7398267213" calcext:value-type="float">
            <text:p>2.2739826721</text:p>
          </table:table-cell>
          <table:table-cell office:value-type="float" office:value="3.0129658473" calcext:value-type="float">
            <text:p>3.012965847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3829995745" calcext:value-type="float">
            <text:p>2.2382999575</text:p>
          </table:table-cell>
          <table:table-cell office:value-type="float" office:value="3.03104190531" calcext:value-type="float">
            <text:p>3.0310419053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4417056248" calcext:value-type="float">
            <text:p>2.2441705625</text:p>
          </table:table-cell>
          <table:table-cell office:value-type="float" office:value="3.07060876008" calcext:value-type="float">
            <text:p>3.0706087601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7177762654" calcext:value-type="float">
            <text:p>2.2717776265</text:p>
          </table:table-cell>
          <table:table-cell office:value-type="float" office:value="3.09955439903" calcext:value-type="float">
            <text:p>3.099554399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3196948887" calcext:value-type="float">
            <text:p>2.2319694889</text:p>
          </table:table-cell>
          <table:table-cell office:value-type="float" office:value="3.10346747651" calcext:value-type="float">
            <text:p>3.1034674765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9291514563" calcext:value-type="float">
            <text:p>2.1929151456</text:p>
          </table:table-cell>
          <table:table-cell office:value-type="float" office:value="3.11211376323" calcext:value-type="float">
            <text:p>3.1121137632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5496869995" calcext:value-type="float">
            <text:p>2.1549687</text:p>
          </table:table-cell>
          <table:table-cell office:value-type="float" office:value="3.1247655323" calcext:value-type="float">
            <text:p>3.124765532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1834633626" calcext:value-type="float">
            <text:p>2.1183463363</text:p>
          </table:table-cell>
          <table:table-cell office:value-type="float" office:value="3.14085287136" calcext:value-type="float">
            <text:p>3.1408528714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8124547749" calcext:value-type="float">
            <text:p>2.0812454775</text:p>
          </table:table-cell>
          <table:table-cell office:value-type="float" office:value="3.1558036666" calcext:value-type="float">
            <text:p>3.1558036666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278681432" calcext:value-type="float">
            <text:p>2.0427868143</text:p>
          </table:table-cell>
          <table:table-cell office:value-type="float" office:value="3.16680054011" calcext:value-type="float">
            <text:p>3.1668005401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447475446" calcext:value-type="float">
            <text:p>2.0044747545</text:p>
          </table:table-cell>
          <table:table-cell office:value-type="float" office:value="3.17829776016" calcext:value-type="float">
            <text:p>3.1782977602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655277558" calcext:value-type="float">
            <text:p>1.9655277558</text:p>
          </table:table-cell>
          <table:table-cell office:value-type="float" office:value="3.18741539667" calcext:value-type="float">
            <text:p>3.1874153967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256185551" calcext:value-type="float">
            <text:p>1.9256185551</text:p>
          </table:table-cell>
          <table:table-cell office:value-type="float" office:value="3.19010903729" calcext:value-type="float">
            <text:p>3.1901090373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8561927972" calcext:value-type="float">
            <text:p>1.8856192797</text:p>
          </table:table-cell>
          <table:table-cell office:value-type="float" office:value="3.19034980511" calcext:value-type="float">
            <text:p>3.1903498051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4562480323" calcext:value-type="float">
            <text:p>1.8456248032</text:p>
          </table:table-cell>
          <table:table-cell office:value-type="float" office:value="3.18968508671" calcext:value-type="float">
            <text:p>3.1896850867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0563979441" calcext:value-type="float">
            <text:p>1.8056397944</text:p>
          </table:table-cell>
          <table:table-cell office:value-type="float" office:value="3.19078010714" calcext:value-type="float">
            <text:p>3.1907801071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6564037285" calcext:value-type="float">
            <text:p>1.7656403729</text:p>
          </table:table-cell>
          <table:table-cell office:value-type="float" office:value="3.19099522168" calcext:value-type="float">
            <text:p>3.1909952217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2615549439" calcext:value-type="float">
            <text:p>1.7261554944</text:p>
          </table:table-cell>
          <table:table-cell office:value-type="float" office:value="3.18459644263" calcext:value-type="float">
            <text:p>3.1845964426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8727189564" calcext:value-type="float">
            <text:p>1.6872718956</text:p>
          </table:table-cell>
          <table:table-cell office:value-type="float" office:value="3.17521210739" calcext:value-type="float">
            <text:p>3.1752121074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7563324872" calcext:value-type="float">
            <text:p>1.6756332487</text:p>
          </table:table-cell>
          <table:table-cell office:value-type="float" office:value="3.13694277374" calcext:value-type="float">
            <text:p>3.1369427737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77087959" calcext:value-type="float">
            <text:p>1.6377087959</text:p>
          </table:table-cell>
          <table:table-cell office:value-type="float" office:value="3.1496603159" calcext:value-type="float">
            <text:p>3.1496603159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9808829726" calcext:value-type="float">
            <text:p>1.5980882973</text:p>
          </table:table-cell>
          <table:table-cell office:value-type="float" office:value="3.15515723208" calcext:value-type="float">
            <text:p>3.1551572321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5814681612" calcext:value-type="float">
            <text:p>1.5581468161</text:p>
          </table:table-cell>
          <table:table-cell office:value-type="float" office:value="3.15732012009" calcext:value-type="float">
            <text:p>3.1573201201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1814880555" calcext:value-type="float">
            <text:p>1.5181488056</text:p>
          </table:table-cell>
          <table:table-cell office:value-type="float" office:value="3.15692118417" calcext:value-type="float">
            <text:p>3.1569211842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828118969" calcext:value-type="float">
            <text:p>1.4782811897</text:p>
          </table:table-cell>
          <table:table-cell office:value-type="float" office:value="3.16017283086" calcext:value-type="float">
            <text:p>3.1601728309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830223824" calcext:value-type="float">
            <text:p>1.4383022382</text:p>
          </table:table-cell>
          <table:table-cell office:value-type="float" office:value="3.16147030565" calcext:value-type="float">
            <text:p>3.1614703057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9862575378" calcext:value-type="float">
            <text:p>1.3986257538</text:p>
          </table:table-cell>
          <table:table-cell office:value-type="float" office:value="3.16654736984" calcext:value-type="float">
            <text:p>3.1665473698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886400343" calcext:value-type="float">
            <text:p>1.3588640034</text:p>
          </table:table-cell>
          <table:table-cell office:value-type="float" office:value="3.17090663686" calcext:value-type="float">
            <text:p>3.1709066369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080056026" calcext:value-type="float">
            <text:p>1.3208005603</text:p>
          </table:table-cell>
          <table:table-cell office:value-type="float" office:value="3.15861134125" calcext:value-type="float">
            <text:p>3.1586113413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8183679669" calcext:value-type="float">
            <text:p>1.2818367967</text:p>
          </table:table-cell>
          <table:table-cell office:value-type="float" office:value="3.14956561691" calcext:value-type="float">
            <text:p>3.1495656169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4299347861" calcext:value-type="float">
            <text:p>1.2429934786</text:p>
          </table:table-cell>
          <table:table-cell office:value-type="float" office:value="3.14001592371" calcext:value-type="float">
            <text:p>3.1400159237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445280284" calcext:value-type="float">
            <text:p>1.2044528028</text:p>
          </table:table-cell>
          <table:table-cell office:value-type="float" office:value="3.12931002294" calcext:value-type="float">
            <text:p>3.1293100229</text:p>
          </table:table-cell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458627118" calcext:value-type="float">
            <text:p>1.1645862712</text:p>
          </table:table-cell>
          <table:table-cell office:value-type="float" office:value="3.12604511046" calcext:value-type="float">
            <text:p>3.1260451105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596523222" calcext:value-type="float">
            <text:p>1.1259652322</text:p>
          </table:table-cell>
          <table:table-cell office:value-type="float" office:value="3.11563284129" calcext:value-type="float">
            <text:p>3.1156328413</text:p>
          </table:table-cell>
          <table:table-cell office:value-type="float" office:value="0.5" calcext:value-type="float">
            <text:p>0.5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8608506325" calcext:value-type="float">
            <text:p>1.0860850633</text:p>
          </table:table-cell>
          <table:table-cell office:value-type="float" office:value="3.11253895652" calcext:value-type="float">
            <text:p>3.1125389565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4613410792" calcext:value-type="float">
            <text:p>1.0461341079</text:p>
          </table:table-cell>
          <table:table-cell office:value-type="float" office:value="3.11055876238" calcext:value-type="float">
            <text:p>3.1105587624</text:p>
          </table:table-cell>
          <table:table-cell office:value-type="float" office:value="0.5" calcext:value-type="float">
            <text:p>0.5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0646857445" calcext:value-type="float">
            <text:p>1.0064685745</text:p>
          </table:table-cell>
          <table:table-cell office:value-type="float" office:value="3.10539683891" calcext:value-type="float">
            <text:p>3.1053968389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7071987411" calcext:value-type="float">
            <text:p>0.9670719874</text:p>
          </table:table-cell>
          <table:table-cell office:value-type="float" office:value="3.09847521122" calcext:value-type="float">
            <text:p>3.0984752112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7758795053" calcext:value-type="float">
            <text:p>0.9277587951</text:p>
          </table:table-cell>
          <table:table-cell office:value-type="float" office:value="3.09109463491" calcext:value-type="float">
            <text:p>3.0910946349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8404837639" calcext:value-type="float">
            <text:p>0.8884048376</text:p>
          </table:table-cell>
          <table:table-cell office:value-type="float" office:value="3.08393460447" calcext:value-type="float">
            <text:p>3.0839346045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9219350223" calcext:value-type="float">
            <text:p>0.8492193502</text:p>
          </table:table-cell>
          <table:table-cell office:value-type="float" office:value="3.07590356619" calcext:value-type="float">
            <text:p>3.0759035662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0082274148" calcext:value-type="float">
            <text:p>0.8100822741</text:p>
          </table:table-cell>
          <table:table-cell office:value-type="float" office:value="3.0676398336" calcext:value-type="float">
            <text:p>3.0676398336</text:p>
          </table:table-cell>
          <table:table-cell office:value-type="float" office:value="0.5" calcext:value-type="float">
            <text:p>0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119025736" calcext:value-type="float">
            <text:p>0.7711902574</text:p>
          </table:table-cell>
          <table:table-cell office:value-type="float" office:value="3.05829044698" calcext:value-type="float">
            <text:p>3.058290447</text:p>
          </table:table-cell>
          <table:table-cell office:value-type="float" office:value="0.5" calcext:value-type="float">
            <text:p>0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2513772331" calcext:value-type="float">
            <text:p>0.7325137723</text:p>
          </table:table-cell>
          <table:table-cell office:value-type="float" office:value="3.04808606038" calcext:value-type="float">
            <text:p>3.0480860604</text:p>
          </table:table-cell>
          <table:table-cell office:value-type="float" office:value="0.5" calcext:value-type="float">
            <text:p>0.5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4370892602" calcext:value-type="float">
            <text:p>0.6943708926</text:p>
          </table:table-cell>
          <table:table-cell office:value-type="float" office:value="3.03603945397" calcext:value-type="float">
            <text:p>3.036039454</text:p>
          </table:table-cell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8675995205" calcext:value-type="float">
            <text:p>0.6586759952</text:p>
          </table:table-cell>
          <table:table-cell office:value-type="float" office:value="3.01798746517" calcext:value-type="float">
            <text:p>3.0179874652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5588001373" calcext:value-type="float">
            <text:p>0.6255880014</text:p>
          </table:table-cell>
          <table:table-cell office:value-type="float" office:value="2.99551115176" calcext:value-type="float">
            <text:p>2.9955111518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5636908546" calcext:value-type="float">
            <text:p>0.5956369085</text:p>
          </table:table-cell>
          <table:table-cell office:value-type="float" office:value="2.96899828624" calcext:value-type="float">
            <text:p>2.9689982862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4988537317" calcext:value-type="float">
            <text:p>0.6349885373</text:p>
          </table:table-cell>
          <table:table-cell office:value-type="float" office:value="2.97617110389" calcext:value-type="float">
            <text:p>2.9761711039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6010232885" calcext:value-type="float">
            <text:p>0.5960102329</text:p>
          </table:table-cell>
          <table:table-cell office:value-type="float" office:value="2.96718824335" calcext:value-type="float">
            <text:p>2.967188243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9721064638" calcext:value-type="float">
            <text:p>0.5597210646</text:p>
          </table:table-cell>
          <table:table-cell office:value-type="float" office:value="2.95036277848" calcext:value-type="float">
            <text:p>2.9503627785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3657357582" calcext:value-type="float">
            <text:p>0.5336573576</text:p>
          </table:table-cell>
          <table:table-cell office:value-type="float" office:value="2.920020017" calcext:value-type="float">
            <text:p>2.920020017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3985333194" calcext:value-type="float">
            <text:p>0.5039853332</text:p>
          </table:table-cell>
          <table:table-cell office:value-type="float" office:value="2.89319519698" calcext:value-type="float">
            <text:p>2.893195197</text:p>
          </table:table-cell>
          <table:table-cell office:value-type="float" office:value="0.5" calcext:value-type="float">
            <text:p>0.5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7056999318" calcext:value-type="float">
            <text:p>0.4770569993</text:p>
          </table:table-cell>
          <table:table-cell office:value-type="float" office:value="2.86361708287" calcext:value-type="float">
            <text:p>2.8636170829</text:p>
          </table:table-cell>
          <table:table-cell office:value-type="float" office:value="0.5" calcext:value-type="float">
            <text:p>0.5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2528233617" calcext:value-type="float">
            <text:p>0.4525282336</text:p>
          </table:table-cell>
          <table:table-cell office:value-type="float" office:value="2.83202056956" calcext:value-type="float">
            <text:p>2.8320205696</text:p>
          </table:table-cell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5256740277" calcext:value-type="float">
            <text:p>0.4252567403</text:p>
          </table:table-cell>
          <table:table-cell office:value-type="float" office:value="2.80275855235" calcext:value-type="float">
            <text:p>2.8027585524</text:p>
          </table:table-cell>
          <table:table-cell office:value-type="float" office:value="0.5" calcext:value-type="float">
            <text:p>0.5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763682469" calcext:value-type="float">
            <text:p>0.3876368247</text:p>
          </table:table-cell>
          <table:table-cell office:value-type="float" office:value="2.78916657122" calcext:value-type="float">
            <text:p>2.7891665712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26670026" calcext:value-type="float">
            <text:p>0.3526670026</text:p>
          </table:table-cell>
          <table:table-cell office:value-type="float" office:value="2.76974721121" calcext:value-type="float">
            <text:p>2.7697472112</text:p>
          </table:table-cell>
          <table:table-cell office:value-type="float" office:value="0.5" calcext:value-type="float">
            <text:p>0.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7509550343" calcext:value-type="float">
            <text:p>2.9750955034</text:p>
          </table:table-cell>
          <table:table-cell office:value-type="float" office:value="2.6981355839" calcext:value-type="float">
            <text:p>2.698135583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0106337704" calcext:value-type="float">
            <text:p>3.001063377</text:p>
          </table:table-cell>
          <table:table-cell office:value-type="float" office:value="2.72856040173" calcext:value-type="float">
            <text:p>2.728560401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2095012722" calcext:value-type="float">
            <text:p>3.0209501272</text:p>
          </table:table-cell>
          <table:table-cell office:value-type="float" office:value="2.76326655633" calcext:value-type="float">
            <text:p>2.763266556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3370110712" calcext:value-type="float">
            <text:p>3.0337011071</text:p>
          </table:table-cell>
          <table:table-cell office:value-type="float" office:value="2.80117977977" calcext:value-type="float">
            <text:p>2.801179779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4357234369" calcext:value-type="float">
            <text:p>3.0435723437</text:p>
          </table:table-cell>
          <table:table-cell office:value-type="float" office:value="2.83994263169" calcext:value-type="float">
            <text:p>2.839942631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5010565454" calcext:value-type="float">
            <text:p>3.0501056545</text:p>
          </table:table-cell>
          <table:table-cell office:value-type="float" office:value="2.87940547306" calcext:value-type="float">
            <text:p>2.879405473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5360751698" calcext:value-type="float">
            <text:p>3.053607517</text:p>
          </table:table-cell>
          <table:table-cell office:value-type="float" office:value="2.91925189021" calcext:value-type="float">
            <text:p>2.9192518902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5564843845" calcext:value-type="float">
            <text:p>3.0556484385</text:p>
          </table:table-cell>
          <table:table-cell office:value-type="float" office:value="2.95919978927" calcext:value-type="float">
            <text:p>2.9591997893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5446090941" calcext:value-type="float">
            <text:p>3.0544609094</text:p>
          </table:table-cell>
          <table:table-cell office:value-type="float" office:value="2.99918215757" calcext:value-type="float">
            <text:p>2.9991821576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5229163185" calcext:value-type="float">
            <text:p>3.0522916319</text:p>
          </table:table-cell>
          <table:table-cell office:value-type="float" office:value="3.03912329219" calcext:value-type="float">
            <text:p>3.039123292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4912303086" calcext:value-type="float">
            <text:p>3.0491230309</text:p>
          </table:table-cell>
          <table:table-cell office:value-type="float" office:value="3.07899759429" calcext:value-type="float">
            <text:p>3.0789975943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4635294043" calcext:value-type="float">
            <text:p>3.0463529404</text:p>
          </table:table-cell>
          <table:table-cell office:value-type="float" office:value="3.1189015615" calcext:value-type="float">
            <text:p>3.1189015615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4232161242" calcext:value-type="float">
            <text:p>3.0423216124</text:p>
          </table:table-cell>
          <table:table-cell office:value-type="float" office:value="3.15869789794" calcext:value-type="float">
            <text:p>3.1586978979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3583669053" calcext:value-type="float">
            <text:p>3.0358366905</text:p>
          </table:table-cell>
          <table:table-cell office:value-type="float" office:value="3.19816871993" calcext:value-type="float">
            <text:p>3.1981687199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3000076974" calcext:value-type="float">
            <text:p>3.0300007697</text:p>
          </table:table-cell>
          <table:table-cell office:value-type="float" office:value="3.23774070533" calcext:value-type="float">
            <text:p>3.2377407053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2087850157" calcext:value-type="float">
            <text:p>3.0208785016</text:p>
          </table:table-cell>
          <table:table-cell office:value-type="float" office:value="3.27668661941" calcext:value-type="float">
            <text:p>3.2766866194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1281589995" calcext:value-type="float">
            <text:p>3.0128159</text:p>
          </table:table-cell>
          <table:table-cell office:value-type="float" office:value="3.31586562469" calcext:value-type="float">
            <text:p>3.3158656247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0281492863" calcext:value-type="float">
            <text:p>3.0028149286</text:p>
          </table:table-cell>
          <table:table-cell office:value-type="float" office:value="3.35459520735" calcext:value-type="float">
            <text:p>3.3545952074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9333014613" calcext:value-type="float">
            <text:p>2.9933301461</text:p>
          </table:table-cell>
          <table:table-cell office:value-type="float" office:value="3.39345442634" calcext:value-type="float">
            <text:p>3.3934544263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7818729214" calcext:value-type="float">
            <text:p>2.9781872921</text:p>
          </table:table-cell>
          <table:table-cell office:value-type="float" office:value="3.43047731079" calcext:value-type="float">
            <text:p>3.430477310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6473087981" calcext:value-type="float">
            <text:p>2.9647308798</text:p>
          </table:table-cell>
          <table:table-cell office:value-type="float" office:value="3.46814593125" calcext:value-type="float">
            <text:p>3.4681459313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4874065783" calcext:value-type="float">
            <text:p>2.9487406578</text:p>
          </table:table-cell>
          <table:table-cell office:value-type="float" office:value="3.50481080274" calcext:value-type="float">
            <text:p>3.5048108027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2393572459" calcext:value-type="float">
            <text:p>2.9239357246</text:p>
          </table:table-cell>
          <table:table-cell office:value-type="float" office:value="3.53619097621" calcext:value-type="float">
            <text:p>3.5361909762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8968687427" calcext:value-type="float">
            <text:p>2.8896868743</text:p>
          </table:table-cell>
          <table:table-cell office:value-type="float" office:value="3.55685534776" calcext:value-type="float">
            <text:p>3.556855347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4975010293" calcext:value-type="float">
            <text:p>2.8497501029</text:p>
          </table:table-cell>
          <table:table-cell office:value-type="float" office:value="3.55460717187" calcext:value-type="float">
            <text:p>3.5546071719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1239867191" calcext:value-type="float">
            <text:p>2.8123986719</text:p>
          </table:table-cell>
          <table:table-cell office:value-type="float" office:value="3.54029387033" calcext:value-type="float">
            <text:p>3.5402938703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7240316907" calcext:value-type="float">
            <text:p>2.7724031691</text:p>
          </table:table-cell>
          <table:table-cell office:value-type="float" office:value="3.54089366383" calcext:value-type="float">
            <text:p>3.5408936638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3654998338" calcext:value-type="float">
            <text:p>2.7365499834</text:p>
          </table:table-cell>
          <table:table-cell office:value-type="float" office:value="3.55862919528" calcext:value-type="float">
            <text:p>3.5586291953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0102871609" calcext:value-type="float">
            <text:p>2.7010287161</text:p>
          </table:table-cell>
          <table:table-cell office:value-type="float" office:value="3.57702048589" calcext:value-type="float">
            <text:p>3.5770204859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6104213197" calcext:value-type="float">
            <text:p>2.661042132</text:p>
          </table:table-cell>
          <table:table-cell office:value-type="float" office:value="3.57805638692" calcext:value-type="float">
            <text:p>3.5780563869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2106874493" calcext:value-type="float">
            <text:p>2.6210687449</text:p>
          </table:table-cell>
          <table:table-cell office:value-type="float" office:value="3.57951526614" calcext:value-type="float">
            <text:p>3.5795152661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810797606" calcext:value-type="float">
            <text:p>2.5810797606</text:p>
          </table:table-cell>
          <table:table-cell office:value-type="float" office:value="3.58045395226" calcext:value-type="float">
            <text:p>3.5804539523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4108002004" calcext:value-type="float">
            <text:p>2.54108002</text:p>
          </table:table-cell>
          <table:table-cell office:value-type="float" office:value="3.58030988595" calcext:value-type="float">
            <text:p>3.580309886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0135566393" calcext:value-type="float">
            <text:p>2.5013556639</text:p>
          </table:table-cell>
          <table:table-cell office:value-type="float" office:value="3.58499769272" calcext:value-type="float">
            <text:p>3.5849976927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6238576968" calcext:value-type="float">
            <text:p>2.4623857697</text:p>
          </table:table-cell>
          <table:table-cell office:value-type="float" office:value="3.59401696884" calcext:value-type="float">
            <text:p>3.594016968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2321510444" calcext:value-type="float">
            <text:p>2.4232151044</text:p>
          </table:table-cell>
          <table:table-cell office:value-type="float" office:value="3.60211999201" calcext:value-type="float">
            <text:p>3.602119992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8344330379" calcext:value-type="float">
            <text:p>2.3834433038</text:p>
          </table:table-cell>
          <table:table-cell office:value-type="float" office:value="3.59785339229" calcext:value-type="float">
            <text:p>3.5978533923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4382094911" calcext:value-type="float">
            <text:p>2.3438209491</text:p>
          </table:table-cell>
          <table:table-cell office:value-type="float" office:value="3.60333691397" calcext:value-type="float">
            <text:p>3.603336914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0432290434" calcext:value-type="float">
            <text:p>2.3043229043</text:p>
          </table:table-cell>
          <table:table-cell office:value-type="float" office:value="3.59701991633" calcext:value-type="float">
            <text:p>3.5970199163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6484799452" calcext:value-type="float">
            <text:p>2.2648479945</text:p>
          </table:table-cell>
          <table:table-cell office:value-type="float" office:value="3.59055992446" calcext:value-type="float">
            <text:p>3.590559924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2494770671" calcext:value-type="float">
            <text:p>2.2249477067</text:p>
          </table:table-cell>
          <table:table-cell office:value-type="float" office:value="3.58773733128" calcext:value-type="float">
            <text:p>3.5877373313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8515672404" calcext:value-type="float">
            <text:p>2.185156724</text:p>
          </table:table-cell>
          <table:table-cell office:value-type="float" office:value="3.58365349747" calcext:value-type="float">
            <text:p>3.5836534975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4549769398" calcext:value-type="float">
            <text:p>2.145497694</text:p>
          </table:table-cell>
          <table:table-cell office:value-type="float" office:value="3.57844184375" calcext:value-type="float">
            <text:p>3.5784418438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0593082406" calcext:value-type="float">
            <text:p>2.1059308241</text:p>
          </table:table-cell>
          <table:table-cell office:value-type="float" office:value="3.5725713408" calcext:value-type="float">
            <text:p>3.5725713408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6661177993" calcext:value-type="float">
            <text:p>2.0666117799</text:p>
          </table:table-cell>
          <table:table-cell office:value-type="float" office:value="3.56522200286" calcext:value-type="float">
            <text:p>3.5652220029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274649813" calcext:value-type="float">
            <text:p>2.0274649813</text:p>
          </table:table-cell>
          <table:table-cell office:value-type="float" office:value="3.55700445106" calcext:value-type="float">
            <text:p>3.5570044511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8764997225" calcext:value-type="float">
            <text:p>1.9876499723</text:p>
          </table:table-cell>
          <table:table-cell office:value-type="float" office:value="3.56084698331" calcext:value-type="float">
            <text:p>3.5608469833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4907988636" calcext:value-type="float">
            <text:p>1.9490798864</text:p>
          </table:table-cell>
          <table:table-cell office:value-type="float" office:value="3.550247527" calcext:value-type="float">
            <text:p>3.550247527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0922204313" calcext:value-type="float">
            <text:p>1.9092220431</text:p>
          </table:table-cell>
          <table:table-cell office:value-type="float" office:value="3.54687820464" calcext:value-type="float">
            <text:p>3.5468782046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922418955" calcext:value-type="float">
            <text:p>1.8692241896</text:p>
          </table:table-cell>
          <table:table-cell office:value-type="float" office:value="3.5464638263" calcext:value-type="float">
            <text:p>3.546463826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2931705986" calcext:value-type="float">
            <text:p>1.8293170599</text:p>
          </table:table-cell>
          <table:table-cell office:value-type="float" office:value="3.54918797755" calcext:value-type="float">
            <text:p>3.5491879776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943116285" calcext:value-type="float">
            <text:p>1.7894311629</text:p>
          </table:table-cell>
          <table:table-cell office:value-type="float" office:value="3.54616883544" calcext:value-type="float">
            <text:p>3.5461688354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4955189407" calcext:value-type="float">
            <text:p>1.7495518941</text:p>
          </table:table-cell>
          <table:table-cell office:value-type="float" office:value="3.54306336899" calcext:value-type="float">
            <text:p>3.543063369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097099754" calcext:value-type="float">
            <text:p>1.7097099754</text:p>
          </table:table-cell>
          <table:table-cell office:value-type="float" office:value="3.53951069154" calcext:value-type="float">
            <text:p>3.5395106915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6971450272" calcext:value-type="float">
            <text:p>1.6697145027</text:p>
          </table:table-cell>
          <table:table-cell office:value-type="float" office:value="3.54011249302" calcext:value-type="float">
            <text:p>3.540112493</text:p>
          </table:table-cell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2972958041" calcext:value-type="float">
            <text:p>1.6297295804</text:p>
          </table:table-cell>
          <table:table-cell office:value-type="float" office:value="3.54121066764" calcext:value-type="float">
            <text:p>3.5412106676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5621316087" calcext:value-type="float">
            <text:p>1.6562131609</text:p>
          </table:table-cell>
          <table:table-cell office:value-type="float" office:value="3.51123367703" calcext:value-type="float">
            <text:p>3.511233677</text:p>
          </table:table-cell>
          <table:table-cell office:value-type="float" office:value="0.5" calcext:value-type="float">
            <text:p>0.5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9163650745" calcext:value-type="float">
            <text:p>1.6916365075</text:p>
          </table:table-cell>
          <table:table-cell office:value-type="float" office:value="3.49265448122" calcext:value-type="float">
            <text:p>3.4926544812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465079118" calcext:value-type="float">
            <text:p>1.7146507912</text:p>
          </table:table-cell>
          <table:table-cell office:value-type="float" office:value="3.45993838817" calcext:value-type="float">
            <text:p>3.4599383882</text:p>
          </table:table-cell>
          <table:table-cell office:value-type="float" office:value="0.5" calcext:value-type="float">
            <text:p>0.5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7466814645" calcext:value-type="float">
            <text:p>1.6746681465</text:p>
          </table:table-cell>
          <table:table-cell office:value-type="float" office:value="3.4611165736" calcext:value-type="float">
            <text:p>3.4611165736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9723645353" calcext:value-type="float">
            <text:p>1.6972364535</text:p>
          </table:table-cell>
          <table:table-cell office:value-type="float" office:value="3.42809125731" calcext:value-type="float">
            <text:p>3.4280912573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9965849078" calcext:value-type="float">
            <text:p>1.6996584908</text:p>
          </table:table-cell>
          <table:table-cell office:value-type="float" office:value="3.38816465295" calcext:value-type="float">
            <text:p>3.388164653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8759196193" calcext:value-type="float">
            <text:p>1.6875919619</text:p>
          </table:table-cell>
          <table:table-cell office:value-type="float" office:value="3.35002807102" calcext:value-type="float">
            <text:p>3.350028071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77975606" calcext:value-type="float">
            <text:p>1.677975606</text:p>
          </table:table-cell>
          <table:table-cell office:value-type="float" office:value="3.31120120276" calcext:value-type="float">
            <text:p>3.3112012028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5316562702" calcext:value-type="float">
            <text:p>1.653165627</text:p>
          </table:table-cell>
          <table:table-cell office:value-type="float" office:value="3.27982501844" calcext:value-type="float">
            <text:p>3.2798250184</text:p>
          </table:table-cell>
          <table:table-cell office:value-type="float" office:value="0.5" calcext:value-type="float">
            <text:p>0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2628377624" calcext:value-type="float">
            <text:p>1.6262837762</text:p>
          </table:table-cell>
          <table:table-cell office:value-type="float" office:value="3.25020465216" calcext:value-type="float">
            <text:p>3.2502046522</text:p>
          </table:table-cell>
          <table:table-cell office:value-type="float" office:value="0.5" calcext:value-type="float">
            <text:p>0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9600190233" calcext:value-type="float">
            <text:p>1.5960019023</text:p>
          </table:table-cell>
          <table:table-cell office:value-type="float" office:value="3.22407022826" calcext:value-type="float">
            <text:p>3.2240702283</text:p>
          </table:table-cell>
          <table:table-cell office:value-type="float" office:value="0.5" calcext:value-type="float">
            <text:p>0.5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6116950125" calcext:value-type="float">
            <text:p>1.5611695013</text:p>
          </table:table-cell>
          <table:table-cell office:value-type="float" office:value="3.20440544158" calcext:value-type="float">
            <text:p>3.2044054416</text:p>
          </table:table-cell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2221297982" calcext:value-type="float">
            <text:p>1.5222129798</text:p>
          </table:table-cell>
          <table:table-cell office:value-type="float" office:value="3.19532857878" calcext:value-type="float">
            <text:p>3.1953285788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8245666927" calcext:value-type="float">
            <text:p>1.4824566693</text:p>
          </table:table-cell>
          <table:table-cell office:value-type="float" office:value="3.19091997678" calcext:value-type="float">
            <text:p>3.1909199768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4246300369" calcext:value-type="float">
            <text:p>1.4424630037</text:p>
          </table:table-cell>
          <table:table-cell office:value-type="float" office:value="3.19020813879" calcext:value-type="float">
            <text:p>3.1902081388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261704792" calcext:value-type="float">
            <text:p>1.4026170479</text:p>
          </table:table-cell>
          <table:table-cell office:value-type="float" office:value="3.19371524713" calcext:value-type="float">
            <text:p>3.1937152471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359534165" calcext:value-type="float">
            <text:p>1.3635953417</text:p>
          </table:table-cell>
          <table:table-cell office:value-type="float" office:value="3.20250765521" calcext:value-type="float">
            <text:p>3.2025076552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2450945854" calcext:value-type="float">
            <text:p>1.3245094585</text:p>
          </table:table-cell>
          <table:table-cell office:value-type="float" office:value="3.21101022784" calcext:value-type="float">
            <text:p>3.2110102278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8515560166" calcext:value-type="float">
            <text:p>1.2851556017</text:p>
          </table:table-cell>
          <table:table-cell office:value-type="float" office:value="3.2181708108" calcext:value-type="float">
            <text:p>3.2181708108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4552756136" calcext:value-type="float">
            <text:p>1.2455275614</text:p>
          </table:table-cell>
          <table:table-cell office:value-type="float" office:value="3.22361309175" calcext:value-type="float">
            <text:p>3.2236130918</text:p>
          </table:table-cell>
          <table:table-cell office:value-type="float" office:value="0.5" calcext:value-type="float">
            <text:p>0.5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0571677703" calcext:value-type="float">
            <text:p>1.205716777</text:p>
          </table:table-cell>
          <table:table-cell office:value-type="float" office:value="3.22749915029" calcext:value-type="float">
            <text:p>3.2274991503</text:p>
          </table:table-cell>
          <table:table-cell office:value-type="float" office:value="0.5" calcext:value-type="float">
            <text:p>0.5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575960754" calcext:value-type="float">
            <text:p>1.1657596075</text:p>
          </table:table-cell>
          <table:table-cell office:value-type="float" office:value="3.22934971949" calcext:value-type="float">
            <text:p>3.2293497195</text:p>
          </table:table-cell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577143881" calcext:value-type="float">
            <text:p>1.1257714388</text:p>
          </table:table-cell>
          <table:table-cell office:value-type="float" office:value="3.23032253066" calcext:value-type="float">
            <text:p>3.2303225307</text:p>
          </table:table-cell>
          <table:table-cell office:value-type="float" office:value="0.5" calcext:value-type="float">
            <text:p>0.5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578475571" calcext:value-type="float">
            <text:p>1.0857847557</text:p>
          </table:table-cell>
          <table:table-cell office:value-type="float" office:value="3.2313546039" calcext:value-type="float">
            <text:p>3.2313546039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4578631567" calcext:value-type="float">
            <text:p>1.0457863157</text:p>
          </table:table-cell>
          <table:table-cell office:value-type="float" office:value="3.23170786567" calcext:value-type="float">
            <text:p>3.2317078657</text:p>
          </table:table-cell>
          <table:table-cell office:value-type="float" office:value="0.5" calcext:value-type="float">
            <text:p>0.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.77465869225" calcext:value-type="float">
            <text:p>2.7746586923</text:p>
          </table:table-cell>
          <table:table-cell table:style-name="ce1" office:value-type="float" office:value="2.36492323305" calcext:value-type="float">
            <text:p>2.364923233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1216434568" calcext:value-type="float">
            <text:p>2.8121643457</text:p>
          </table:table-cell>
          <table:table-cell office:value-type="float" office:value="2.37882740367" calcext:value-type="float">
            <text:p>2.378827403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4053925969" calcext:value-type="float">
            <text:p>2.8405392597</text:p>
          </table:table-cell>
          <table:table-cell office:value-type="float" office:value="2.40702074073" calcext:value-type="float">
            <text:p>2.407020740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5875594677" calcext:value-type="float">
            <text:p>2.8587559468</text:p>
          </table:table-cell>
          <table:table-cell office:value-type="float" office:value="2.44263186697" calcext:value-type="float">
            <text:p>2.44263186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7867609051" calcext:value-type="float">
            <text:p>2.8786760905</text:p>
          </table:table-cell>
          <table:table-cell office:value-type="float" office:value="2.47731886559" calcext:value-type="float">
            <text:p>2.47731886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9815327503" calcext:value-type="float">
            <text:p>2.898153275</text:p>
          </table:table-cell>
          <table:table-cell office:value-type="float" office:value="2.5122565141" calcext:value-type="float">
            <text:p>2.512256514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0511929654" calcext:value-type="float">
            <text:p>2.9051192965</text:p>
          </table:table-cell>
          <table:table-cell office:value-type="float" office:value="2.55164527575" calcext:value-type="float">
            <text:p>2.551645275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2232374168" calcext:value-type="float">
            <text:p>2.9223237417</text:p>
          </table:table-cell>
          <table:table-cell office:value-type="float" office:value="2.58775631378" calcext:value-type="float">
            <text:p>2.587756313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2052890796" calcext:value-type="float">
            <text:p>2.920528908</text:p>
          </table:table-cell>
          <table:table-cell office:value-type="float" office:value="2.62771602564" calcext:value-type="float">
            <text:p>2.6277160256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2905721749" calcext:value-type="float">
            <text:p>2.9290572175</text:p>
          </table:table-cell>
          <table:table-cell office:value-type="float" office:value="2.66679630118" calcext:value-type="float">
            <text:p>2.666796301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2650379136" calcext:value-type="float">
            <text:p>2.9265037914</text:p>
          </table:table-cell>
          <table:table-cell office:value-type="float" office:value="2.70671471817" calcext:value-type="float">
            <text:p>2.7067147182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3894478949" calcext:value-type="float">
            <text:p>2.9389447895</text:p>
          </table:table-cell>
          <table:table-cell office:value-type="float" office:value="2.74473078801" calcext:value-type="float">
            <text:p>2.744730788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194603371" calcext:value-type="float">
            <text:p>2.9194603371</text:p>
          </table:table-cell>
          <table:table-cell office:value-type="float" office:value="2.7796643838" calcext:value-type="float">
            <text:p>2.779664383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0134295975" calcext:value-type="float">
            <text:p>2.9013429598</text:p>
          </table:table-cell>
          <table:table-cell office:value-type="float" office:value="2.81532613696" calcext:value-type="float">
            <text:p>2.815326137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7254393731" calcext:value-type="float">
            <text:p>2.8725439373</text:p>
          </table:table-cell>
          <table:table-cell office:value-type="float" office:value="2.84308611365" calcext:value-type="float">
            <text:p>2.8430861137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6881107271" calcext:value-type="float">
            <text:p>2.8688110727</text:p>
          </table:table-cell>
          <table:table-cell office:value-type="float" office:value="2.88291155429" calcext:value-type="float">
            <text:p>2.8829115543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4358798267" calcext:value-type="float">
            <text:p>2.8435879827</text:p>
          </table:table-cell>
          <table:table-cell office:value-type="float" office:value="2.91395661394" calcext:value-type="float">
            <text:p>2.9139566139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3654005114" calcext:value-type="float">
            <text:p>2.8365400511</text:p>
          </table:table-cell>
          <table:table-cell office:value-type="float" office:value="2.95333080169" calcext:value-type="float">
            <text:p>2.9533308017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0632736144" calcext:value-type="float">
            <text:p>2.8063273614</text:p>
          </table:table-cell>
          <table:table-cell office:value-type="float" office:value="2.97954517525" calcext:value-type="float">
            <text:p>2.9795451753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9654749188" calcext:value-type="float">
            <text:p>2.7965474919</text:p>
          </table:table-cell>
          <table:table-cell office:value-type="float" office:value="3.01833117983" calcext:value-type="float">
            <text:p>3.018331179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6827748027" calcext:value-type="float">
            <text:p>2.7682774803</text:p>
          </table:table-cell>
          <table:table-cell office:value-type="float" office:value="3.04662970353" calcext:value-type="float">
            <text:p>3.0466297035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4169058304" calcext:value-type="float">
            <text:p>2.741690583</text:p>
          </table:table-cell>
          <table:table-cell office:value-type="float" office:value="3.07651509955" calcext:value-type="float">
            <text:p>3.0765150996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7768406771" calcext:value-type="float">
            <text:p>2.7776840677</text:p>
          </table:table-cell>
          <table:table-cell office:value-type="float" office:value="3.0939641414" calcext:value-type="float">
            <text:p>3.0939641414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3843916058" calcext:value-type="float">
            <text:p>2.7384391606</text:p>
          </table:table-cell>
          <table:table-cell office:value-type="float" office:value="3.10169959644" calcext:value-type="float">
            <text:p>3.1016995964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1266391398" calcext:value-type="float">
            <text:p>2.712663914</text:p>
          </table:table-cell>
          <table:table-cell office:value-type="float" office:value="3.07111141796" calcext:value-type="float">
            <text:p>3.071111418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513397246" calcext:value-type="float">
            <text:p>2.7513397246</text:p>
          </table:table-cell>
          <table:table-cell office:value-type="float" office:value="3.06090447557" calcext:value-type="float">
            <text:p>3.0609044756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2843868401" calcext:value-type="float">
            <text:p>2.728438684</text:p>
          </table:table-cell>
          <table:table-cell office:value-type="float" office:value="3.09369993775" calcext:value-type="float">
            <text:p>3.0936999378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9232975202" calcext:value-type="float">
            <text:p>2.692329752</text:p>
          </table:table-cell>
          <table:table-cell office:value-type="float" office:value="3.11090880263" calcext:value-type="float">
            <text:p>3.1109088026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540665356" calcext:value-type="float">
            <text:p>2.6540665356</text:p>
          </table:table-cell>
          <table:table-cell office:value-type="float" office:value="3.12256754482" calcext:value-type="float">
            <text:p>3.1225675448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1408632446" calcext:value-type="float">
            <text:p>2.6140863245</text:p>
          </table:table-cell>
          <table:table-cell office:value-type="float" office:value="3.121309484" calcext:value-type="float">
            <text:p>3.12130948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7419335965" calcext:value-type="float">
            <text:p>2.5741933597</text:p>
          </table:table-cell>
          <table:table-cell office:value-type="float" office:value="3.1242337547" calcext:value-type="float">
            <text:p>3.1242337547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3799354583" calcext:value-type="float">
            <text:p>2.5379935458</text:p>
          </table:table-cell>
          <table:table-cell office:value-type="float" office:value="3.14125061338" calcext:value-type="float">
            <text:p>3.1412506134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0058296652" calcext:value-type="float">
            <text:p>2.5005829665</text:p>
          </table:table-cell>
          <table:table-cell office:value-type="float" office:value="3.15540859895" calcext:value-type="float">
            <text:p>3.155408599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6237361869" calcext:value-type="float">
            <text:p>2.4623736187</text:p>
          </table:table-cell>
          <table:table-cell office:value-type="float" office:value="3.16724269116" calcext:value-type="float">
            <text:p>3.1672426912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2538316694" calcext:value-type="float">
            <text:p>2.4253831669</text:p>
          </table:table-cell>
          <table:table-cell office:value-type="float" office:value="3.18246459904" calcext:value-type="float">
            <text:p>3.182464599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8556130168" calcext:value-type="float">
            <text:p>2.3855613017</text:p>
          </table:table-cell>
          <table:table-cell office:value-type="float" office:value="3.18623541422" calcext:value-type="float">
            <text:p>3.1862354142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4604611751" calcext:value-type="float">
            <text:p>2.3460461175</text:p>
          </table:table-cell>
          <table:table-cell office:value-type="float" office:value="3.18002653186" calcext:value-type="float">
            <text:p>3.1800265319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655542116" calcext:value-type="float">
            <text:p>2.3065554212</text:p>
          </table:table-cell>
          <table:table-cell office:value-type="float" office:value="3.18638930656" calcext:value-type="float">
            <text:p>3.1863893066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7180246989" calcext:value-type="float">
            <text:p>2.2718024699</text:p>
          </table:table-cell>
          <table:table-cell office:value-type="float" office:value="3.16658444913" calcext:value-type="float">
            <text:p>3.1665844491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3379656252" calcext:value-type="float">
            <text:p>2.2337965625</text:p>
          </table:table-cell>
          <table:table-cell office:value-type="float" office:value="3.17905645798" calcext:value-type="float">
            <text:p>3.179056458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9959267979" calcext:value-type="float">
            <text:p>2.1995926798</text:p>
          </table:table-cell>
          <table:table-cell office:value-type="float" office:value="3.15831774041" calcext:value-type="float">
            <text:p>3.1583177404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5979226691" calcext:value-type="float">
            <text:p>2.1597922669</text:p>
          </table:table-cell>
          <table:table-cell office:value-type="float" office:value="3.15432685894" calcext:value-type="float">
            <text:p>3.1543268589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2285756134" calcext:value-type="float">
            <text:p>2.1228575613</text:p>
          </table:table-cell>
          <table:table-cell office:value-type="float" office:value="3.13897018208" calcext:value-type="float">
            <text:p>3.1389701821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8348428938" calcext:value-type="float">
            <text:p>2.0834842894</text:p>
          </table:table-cell>
          <table:table-cell office:value-type="float" office:value="3.13191713624" calcext:value-type="float">
            <text:p>3.1319171362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4531432827" calcext:value-type="float">
            <text:p>2.0453143283</text:p>
          </table:table-cell>
          <table:table-cell office:value-type="float" office:value="3.119956615" calcext:value-type="float">
            <text:p>3.119956615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053229918" calcext:value-type="float">
            <text:p>2.0053229918</text:p>
          </table:table-cell>
          <table:table-cell office:value-type="float" office:value="3.12078908578" calcext:value-type="float">
            <text:p>3.1207890858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6560183116" calcext:value-type="float">
            <text:p>1.9656018312</text:p>
          </table:table-cell>
          <table:table-cell office:value-type="float" office:value="3.11607427962" calcext:value-type="float">
            <text:p>3.1160742796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2560681368" calcext:value-type="float">
            <text:p>1.9256068137</text:p>
          </table:table-cell>
          <table:table-cell office:value-type="float" office:value="3.11670560929" calcext:value-type="float">
            <text:p>3.116705609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8648213845" calcext:value-type="float">
            <text:p>1.8864821385</text:p>
          </table:table-cell>
          <table:table-cell office:value-type="float" office:value="3.10838336274" calcext:value-type="float">
            <text:p>3.1083833627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4678464821" calcext:value-type="float">
            <text:p>1.8467846482</text:p>
          </table:table-cell>
          <table:table-cell office:value-type="float" office:value="3.11329348177" calcext:value-type="float">
            <text:p>3.1132934818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0859088604" calcext:value-type="float">
            <text:p>1.808590886</text:p>
          </table:table-cell>
          <table:table-cell office:value-type="float" office:value="3.1014091841" calcext:value-type="float">
            <text:p>3.1014091841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6859753215" calcext:value-type="float">
            <text:p>1.7685975322</text:p>
          </table:table-cell>
          <table:table-cell office:value-type="float" office:value="3.10213832376" calcext:value-type="float">
            <text:p>3.1021383238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2862997759" calcext:value-type="float">
            <text:p>1.7286299776</text:p>
          </table:table-cell>
          <table:table-cell office:value-type="float" office:value="3.10374909453" calcext:value-type="float">
            <text:p>3.1037490945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8978636088" calcext:value-type="float">
            <text:p>1.6897863609</text:p>
          </table:table-cell>
          <table:table-cell office:value-type="float" office:value="3.09420061606" calcext:value-type="float">
            <text:p>3.0942006161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561288586" calcext:value-type="float">
            <text:p>1.6561288586</text:p>
          </table:table-cell>
          <table:table-cell office:value-type="float" office:value="3.11581479057" calcext:value-type="float">
            <text:p>3.1158147906</text:p>
          </table:table-cell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2174929997" calcext:value-type="float">
            <text:p>1.6217493</text:p>
          </table:table-cell>
          <table:table-cell office:value-type="float" office:value="3.09536861859" calcext:value-type="float">
            <text:p>3.0953686186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8428214987" calcext:value-type="float">
            <text:p>1.5842821499</text:p>
          </table:table-cell>
          <table:table-cell office:value-type="float" office:value="3.08136102552" calcext:value-type="float">
            <text:p>3.0813610255</text:p>
          </table:table-cell>
          <table:table-cell office:value-type="float" office:value="0.5" calcext:value-type="float">
            <text:p>0.5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4489539095" calcext:value-type="float">
            <text:p>1.544895391</text:p>
          </table:table-cell>
          <table:table-cell office:value-type="float" office:value="3.07438368923" calcext:value-type="float">
            <text:p>3.0743836892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0567561791" calcext:value-type="float">
            <text:p>1.5056756179</text:p>
          </table:table-cell>
          <table:table-cell office:value-type="float" office:value="3.06652179363" calcext:value-type="float">
            <text:p>3.0665217936</text:p>
          </table:table-cell>
          <table:table-cell office:value-type="float" office:value="0.5" calcext:value-type="float">
            <text:p>0.5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6655718727" calcext:value-type="float">
            <text:p>1.4665571873</text:p>
          </table:table-cell>
          <table:table-cell office:value-type="float" office:value="3.07487334345" calcext:value-type="float">
            <text:p>3.0748733435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801922478" calcext:value-type="float">
            <text:p>1.4280192248</text:p>
          </table:table-cell>
          <table:table-cell office:value-type="float" office:value="3.06415767981" calcext:value-type="float">
            <text:p>3.0641576798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8867856931" calcext:value-type="float">
            <text:p>1.3886785693</text:p>
          </table:table-cell>
          <table:table-cell office:value-type="float" office:value="3.05692491915" calcext:value-type="float">
            <text:p>3.0569249192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4899958194" calcext:value-type="float">
            <text:p>1.3489995819</text:p>
          </table:table-cell>
          <table:table-cell office:value-type="float" office:value="3.05186745328" calcext:value-type="float">
            <text:p>3.0518674533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1031440479" calcext:value-type="float">
            <text:p>1.3103144048</text:p>
          </table:table-cell>
          <table:table-cell office:value-type="float" office:value="3.04169606844" calcext:value-type="float">
            <text:p>3.0416960684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7223315255" calcext:value-type="float">
            <text:p>1.2722331526</text:p>
          </table:table-cell>
          <table:table-cell office:value-type="float" office:value="3.02945604279" calcext:value-type="float">
            <text:p>3.0294560428</text:p>
          </table:table-cell>
          <table:table-cell office:value-type="float" office:value="0.5" calcext:value-type="float">
            <text:p>0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3432705793" calcext:value-type="float">
            <text:p>1.2343270579</text:p>
          </table:table-cell>
          <table:table-cell office:value-type="float" office:value="3.01668388594" calcext:value-type="float">
            <text:p>3.0166838859</text:p>
          </table:table-cell>
          <table:table-cell office:value-type="float" office:value="0.5" calcext:value-type="float">
            <text:p>0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78427281" calcext:value-type="float">
            <text:p>1.1978427281</text:p>
          </table:table-cell>
          <table:table-cell office:value-type="float" office:value="3.00028590812" calcext:value-type="float">
            <text:p>3.0002859081</text:p>
          </table:table-cell>
          <table:table-cell office:value-type="float" office:value="0.5" calcext:value-type="float">
            <text:p>0.5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295430095" calcext:value-type="float">
            <text:p>1.162954301</text:p>
          </table:table-cell>
          <table:table-cell office:value-type="float" office:value="2.98072069279" calcext:value-type="float">
            <text:p>2.9807206928</text:p>
          </table:table-cell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893305737" calcext:value-type="float">
            <text:p>1.1289330574</text:p>
          </table:table-cell>
          <table:table-cell office:value-type="float" office:value="2.95968370191" calcext:value-type="float">
            <text:p>2.9596837019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734901613" calcext:value-type="float">
            <text:p>1.0973490161</text:p>
          </table:table-cell>
          <table:table-cell office:value-type="float" office:value="2.93513887885" calcext:value-type="float">
            <text:p>2.9351388789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6731169841" calcext:value-type="float">
            <text:p>1.0673116984</text:p>
          </table:table-cell>
          <table:table-cell office:value-type="float" office:value="2.9087237403" calcext:value-type="float">
            <text:p>2.9087237403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5739470451" calcext:value-type="float">
            <text:p>1.0573947045</text:p>
          </table:table-cell>
          <table:table-cell office:value-type="float" office:value="2.86997256959" calcext:value-type="float">
            <text:p>2.8699725696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3845837276" calcext:value-type="float">
            <text:p>1.0384583728</text:p>
          </table:table-cell>
          <table:table-cell office:value-type="float" office:value="2.83473884512" calcext:value-type="float">
            <text:p>2.8347388451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1652052155" calcext:value-type="float">
            <text:p>1.0165205216</text:p>
          </table:table-cell>
          <table:table-cell office:value-type="float" office:value="2.80129141346" calcext:value-type="float">
            <text:p>2.8012914135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7236698759" calcext:value-type="float">
            <text:p>0.9972366988</text:p>
          </table:table-cell>
          <table:table-cell office:value-type="float" office:value="2.76624666809" calcext:value-type="float">
            <text:p>2.7662466681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8228260091" calcext:value-type="float">
            <text:p>0.9782282601</text:p>
          </table:table-cell>
          <table:table-cell office:value-type="float" office:value="2.73105179262" calcext:value-type="float">
            <text:p>2.7310517926</text:p>
          </table:table-cell>
          <table:table-cell office:value-type="float" office:value="0.5" calcext:value-type="float">
            <text:p>0.5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9781460074" calcext:value-type="float">
            <text:p>0.9597814601</text:p>
          </table:table-cell>
          <table:table-cell office:value-type="float" office:value="2.69555932061" calcext:value-type="float">
            <text:p>2.6955593206</text:p>
          </table:table-cell>
          <table:table-cell office:value-type="float" office:value="0.5" calcext:value-type="float">
            <text:p>0.5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6711225317" calcext:value-type="float">
            <text:p>0.9467112253</text:p>
          </table:table-cell>
          <table:table-cell office:value-type="float" office:value="2.65775496949" calcext:value-type="float">
            <text:p>2.6577549695</text:p>
          </table:table-cell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8290767986" calcext:value-type="float">
            <text:p>0.908290768</text:p>
          </table:table-cell>
          <table:table-cell office:value-type="float" office:value="2.64662534872" calcext:value-type="float">
            <text:p>2.6466253487</text:p>
          </table:table-cell>
          <table:table-cell office:value-type="float" office:value="0.5" calcext:value-type="float">
            <text:p>0.5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585978167" calcext:value-type="float">
            <text:p>0.8858597817</text:p>
          </table:table-cell>
          <table:table-cell office:value-type="float" office:value="2.67974408742" calcext:value-type="float">
            <text:p>2.6797440874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5881487114" calcext:value-type="float">
            <text:p>0.8458814871</text:p>
          </table:table-cell>
          <table:table-cell office:value-type="float" office:value="2.68106164744" calcext:value-type="float">
            <text:p>2.6810616474</text:p>
          </table:table-cell>
          <table:table-cell office:value-type="float" office:value="0.5" calcext:value-type="float">
            <text:p>0.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04562514178" calcext:value-type="float">
            <text:p>3.0456251418</text:p>
          </table:table-cell>
          <table:table-cell table:style-name="ce1" office:value-type="float" office:value="1.94072193225" calcext:value-type="float">
            <text:p>1.940721932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4922739402" calcext:value-type="float">
            <text:p>3.049227394</text:p>
          </table:table-cell>
          <table:table-cell office:value-type="float" office:value="1.98055939927" calcext:value-type="float">
            <text:p>1.980559399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5551017149" calcext:value-type="float">
            <text:p>3.0555101715</text:p>
          </table:table-cell>
          <table:table-cell office:value-type="float" office:value="2.02006290174" calcext:value-type="float">
            <text:p>2.020062901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6349981942" calcext:value-type="float">
            <text:p>3.0634998194</text:p>
          </table:table-cell>
          <table:table-cell office:value-type="float" office:value="2.05925684931" calcext:value-type="float">
            <text:p>2.059256849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7297960796" calcext:value-type="float">
            <text:p>3.072979608</text:p>
          </table:table-cell>
          <table:table-cell office:value-type="float" office:value="2.09811728689" calcext:value-type="float">
            <text:p>2.098117286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8394898265" calcext:value-type="float">
            <text:p>3.0839489827</text:p>
          </table:table-cell>
          <table:table-cell office:value-type="float" office:value="2.13658380244" calcext:value-type="float">
            <text:p>2.1365838024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9542858396" calcext:value-type="float">
            <text:p>3.095428584</text:p>
          </table:table-cell>
          <table:table-cell office:value-type="float" office:value="2.17490114517" calcext:value-type="float">
            <text:p>2.1749011452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0817330423" calcext:value-type="float">
            <text:p>3.1081733042</text:p>
          </table:table-cell>
          <table:table-cell office:value-type="float" office:value="2.21281647327" calcext:value-type="float">
            <text:p>2.2128164733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1625997251" calcext:value-type="float">
            <text:p>3.1162599725</text:p>
          </table:table-cell>
          <table:table-cell office:value-type="float" office:value="2.25199051821" calcext:value-type="float">
            <text:p>2.2519905182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184489055" calcext:value-type="float">
            <text:p>3.1184489055</text:p>
          </table:table-cell>
          <table:table-cell office:value-type="float" office:value="2.29193058045" calcext:value-type="float">
            <text:p>2.291930580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2372402809" calcext:value-type="float">
            <text:p>3.1237240281</text:p>
          </table:table-cell>
          <table:table-cell office:value-type="float" office:value="2.3315812183" calcext:value-type="float">
            <text:p>2.3315812183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1354705178" calcext:value-type="float">
            <text:p>3.1135470518</text:p>
          </table:table-cell>
          <table:table-cell office:value-type="float" office:value="2.37026492486" calcext:value-type="float">
            <text:p>2.3702649249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9137288417" calcext:value-type="float">
            <text:p>3.0913728842</text:p>
          </table:table-cell>
          <table:table-cell office:value-type="float" office:value="2.4035561593" calcext:value-type="float">
            <text:p>2.4035561593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0483215476" calcext:value-type="float">
            <text:p>3.1048321548</text:p>
          </table:table-cell>
          <table:table-cell office:value-type="float" office:value="2.44122375858" calcext:value-type="float">
            <text:p>2.4412237586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1593809405" calcext:value-type="float">
            <text:p>3.1159380941</text:p>
          </table:table-cell>
          <table:table-cell office:value-type="float" office:value="2.47965106804" calcext:value-type="float">
            <text:p>2.47965106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8731330148" calcext:value-type="float">
            <text:p>3.0873133015</text:p>
          </table:table-cell>
          <table:table-cell office:value-type="float" office:value="2.50759066809" calcext:value-type="float">
            <text:p>2.5075906681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6806591271" calcext:value-type="float">
            <text:p>3.0680659127</text:p>
          </table:table-cell>
          <table:table-cell office:value-type="float" office:value="2.54265543709" calcext:value-type="float">
            <text:p>2.5426554371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9125140593" calcext:value-type="float">
            <text:p>3.0912514059</text:p>
          </table:table-cell>
          <table:table-cell office:value-type="float" office:value="2.5752504199" calcext:value-type="float">
            <text:p>2.5752504199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6450570037" calcext:value-type="float">
            <text:p>3.0645057004</text:p>
          </table:table-cell>
          <table:table-cell office:value-type="float" office:value="2.60499377604" calcext:value-type="float">
            <text:p>2.604993776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4394693247" calcext:value-type="float">
            <text:p>3.0439469325</text:p>
          </table:table-cell>
          <table:table-cell office:value-type="float" office:value="2.63930612167" calcext:value-type="float">
            <text:p>2.6393061217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2947093519" calcext:value-type="float">
            <text:p>3.0294709352</text:p>
          </table:table-cell>
          <table:table-cell office:value-type="float" office:value="2.67659479961" calcext:value-type="float">
            <text:p>2.6765947996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6001690036" calcext:value-type="float">
            <text:p>3.0600169004</text:p>
          </table:table-cell>
          <table:table-cell office:value-type="float" office:value="2.70242005879" calcext:value-type="float">
            <text:p>2.702420058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2003737814" calcext:value-type="float">
            <text:p>3.0200373781</text:p>
          </table:table-cell>
          <table:table-cell office:value-type="float" office:value="2.70369982542" calcext:value-type="float">
            <text:p>2.7036998254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9387867654" calcext:value-type="float">
            <text:p>2.9938786765</text:p>
          </table:table-cell>
          <table:table-cell office:value-type="float" office:value="2.6734389211" calcext:value-type="float">
            <text:p>2.673438921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3387268561" calcext:value-type="float">
            <text:p>3.0338726856</text:p>
          </table:table-cell>
          <table:table-cell office:value-type="float" office:value="2.67413119187" calcext:value-type="float">
            <text:p>2.6741311919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1158721366" calcext:value-type="float">
            <text:p>3.0115872137</text:p>
          </table:table-cell>
          <table:table-cell office:value-type="float" office:value="2.70734802104" calcext:value-type="float">
            <text:p>2.707348021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2658247558" calcext:value-type="float">
            <text:p>3.0265824756</text:p>
          </table:table-cell>
          <table:table-cell office:value-type="float" office:value="2.74443092977" calcext:value-type="float">
            <text:p>2.7444309298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261693642" calcext:value-type="float">
            <text:p>3.0261693642</text:p>
          </table:table-cell>
          <table:table-cell office:value-type="float" office:value="2.78442879645" calcext:value-type="float">
            <text:p>2.7844287965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2073788247" calcext:value-type="float">
            <text:p>3.0207378825</text:p>
          </table:table-cell>
          <table:table-cell office:value-type="float" office:value="2.82405831835" calcext:value-type="float">
            <text:p>2.8240583184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0981669788" calcext:value-type="float">
            <text:p>3.0098166979</text:p>
          </table:table-cell>
          <table:table-cell office:value-type="float" office:value="2.8625385435" calcext:value-type="float">
            <text:p>2.862538543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0484151636" calcext:value-type="float">
            <text:p>3.0048415164</text:p>
          </table:table-cell>
          <table:table-cell office:value-type="float" office:value="2.90222793211" calcext:value-type="float">
            <text:p>2.9022279321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9309607896" calcext:value-type="float">
            <text:p>2.993096079</text:p>
          </table:table-cell>
          <table:table-cell office:value-type="float" office:value="2.94046462523" calcext:value-type="float">
            <text:p>2.9404646252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7984645228" calcext:value-type="float">
            <text:p>2.9798464523</text:p>
          </table:table-cell>
          <table:table-cell office:value-type="float" office:value="2.97820647723" calcext:value-type="float">
            <text:p>2.9782064772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6498412399" calcext:value-type="float">
            <text:p>2.964984124</text:p>
          </table:table-cell>
          <table:table-cell office:value-type="float" office:value="3.01534286368" calcext:value-type="float">
            <text:p>3.0153428637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519301906" calcext:value-type="float">
            <text:p>2.9519301906</text:p>
          </table:table-cell>
          <table:table-cell office:value-type="float" office:value="3.05315284679" calcext:value-type="float">
            <text:p>3.053152846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3278243976" calcext:value-type="float">
            <text:p>2.9327824398</text:p>
          </table:table-cell>
          <table:table-cell office:value-type="float" office:value="3.08827212408" calcext:value-type="float">
            <text:p>3.0882721241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2082146753" calcext:value-type="float">
            <text:p>2.9208214675</text:p>
          </table:table-cell>
          <table:table-cell office:value-type="float" office:value="3.12644194388" calcext:value-type="float">
            <text:p>3.1264419439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0052827424" calcext:value-type="float">
            <text:p>2.9005282742</text:p>
          </table:table-cell>
          <table:table-cell office:value-type="float" office:value="3.1609120223" calcext:value-type="float">
            <text:p>3.1609120223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8181581349" calcext:value-type="float">
            <text:p>2.8818158135</text:p>
          </table:table-cell>
          <table:table-cell office:value-type="float" office:value="3.19626515246" calcext:value-type="float">
            <text:p>3.1962651525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6313954376" calcext:value-type="float">
            <text:p>2.8631395438</text:p>
          </table:table-cell>
          <table:table-cell office:value-type="float" office:value="3.23163741489" calcext:value-type="float">
            <text:p>3.2316374149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4517690987" calcext:value-type="float">
            <text:p>2.8451769099</text:p>
          </table:table-cell>
          <table:table-cell office:value-type="float" office:value="3.2673773615" calcext:value-type="float">
            <text:p>3.2673773615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2499850016" calcext:value-type="float">
            <text:p>2.8249985002</text:p>
          </table:table-cell>
          <table:table-cell office:value-type="float" office:value="3.30191475835" calcext:value-type="float">
            <text:p>3.3019147584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0545884177" calcext:value-type="float">
            <text:p>2.8054588418</text:p>
          </table:table-cell>
          <table:table-cell office:value-type="float" office:value="3.33681750538" calcext:value-type="float">
            <text:p>3.3368175054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8701505214" calcext:value-type="float">
            <text:p>2.7870150521</text:p>
          </table:table-cell>
          <table:table-cell office:value-type="float" office:value="3.37231154184" calcext:value-type="float">
            <text:p>3.3723115418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6147345367" calcext:value-type="float">
            <text:p>2.7614734537</text:p>
          </table:table-cell>
          <table:table-cell office:value-type="float" office:value="3.40309508854" calcext:value-type="float">
            <text:p>3.4030950885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3556255915" calcext:value-type="float">
            <text:p>2.7355625592</text:p>
          </table:table-cell>
          <table:table-cell office:value-type="float" office:value="3.4335684465" calcext:value-type="float">
            <text:p>3.4335684465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322986928" calcext:value-type="float">
            <text:p>2.7032298693</text:p>
          </table:table-cell>
          <table:table-cell office:value-type="float" office:value="3.45711833324" calcext:value-type="float">
            <text:p>3.4571183332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768651213" calcext:value-type="float">
            <text:p>2.6676865121</text:p>
          </table:table-cell>
          <table:table-cell office:value-type="float" office:value="3.4754668962" calcext:value-type="float">
            <text:p>3.4754668962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3183308928" calcext:value-type="float">
            <text:p>2.6318330893</text:p>
          </table:table-cell>
          <table:table-cell office:value-type="float" office:value="3.49320194822" calcext:value-type="float">
            <text:p>3.4932019482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9266530666" calcext:value-type="float">
            <text:p>2.5926653067</text:p>
          </table:table-cell>
          <table:table-cell office:value-type="float" office:value="3.50131889373" calcext:value-type="float">
            <text:p>3.501318893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5314634708" calcext:value-type="float">
            <text:p>2.5531463471</text:p>
          </table:table-cell>
          <table:table-cell office:value-type="float" office:value="3.50750370041" calcext:value-type="float">
            <text:p>3.5075037004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384856799" calcext:value-type="float">
            <text:p>2.513848568</text:p>
          </table:table-cell>
          <table:table-cell office:value-type="float" office:value="3.51496590912" calcext:value-type="float">
            <text:p>3.5149659091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7485308788" calcext:value-type="float">
            <text:p>2.4748530879</text:p>
          </table:table-cell>
          <table:table-cell office:value-type="float" office:value="3.52387391289" calcext:value-type="float">
            <text:p>3.5238739129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3606096709" calcext:value-type="float">
            <text:p>2.4360609671</text:p>
          </table:table-cell>
          <table:table-cell office:value-type="float" office:value="3.53362949408" calcext:value-type="float">
            <text:p>3.5336294941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9614651319" calcext:value-type="float">
            <text:p>2.3961465132</text:p>
          </table:table-cell>
          <table:table-cell office:value-type="float" office:value="3.53624413932" calcext:value-type="float">
            <text:p>3.5362441393</text:p>
          </table:table-cell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5698471718" calcext:value-type="float">
            <text:p>2.3569847172</text:p>
          </table:table-cell>
          <table:table-cell office:value-type="float" office:value="3.5443899194" calcext:value-type="float">
            <text:p>3.5443899194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1733497961" calcext:value-type="float">
            <text:p>2.3173349796</text:p>
          </table:table-cell>
          <table:table-cell office:value-type="float" office:value="3.53910803423" calcext:value-type="float">
            <text:p>3.5391080342</text:p>
          </table:table-cell>
          <table:table-cell office:value-type="float" office:value="0.5" calcext:value-type="float">
            <text:p>0.5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7733762708" calcext:value-type="float">
            <text:p>2.2773376271</text:p>
          </table:table-cell>
          <table:table-cell office:value-type="float" office:value="3.53956824102" calcext:value-type="float">
            <text:p>3.539568241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3866829214" calcext:value-type="float">
            <text:p>2.2386682921</text:p>
          </table:table-cell>
          <table:table-cell office:value-type="float" office:value="3.52933679265" calcext:value-type="float">
            <text:p>3.5293367927</text:p>
          </table:table-cell>
          <table:table-cell office:value-type="float" office:value="0.5" calcext:value-type="float">
            <text:p>0.5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9996167959" calcext:value-type="float">
            <text:p>2.1999616796</text:p>
          </table:table-cell>
          <table:table-cell office:value-type="float" office:value="3.51924728599" calcext:value-type="float">
            <text:p>3.519247286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7457750886" calcext:value-type="float">
            <text:p>2.1745775089</text:p>
          </table:table-cell>
          <table:table-cell office:value-type="float" office:value="3.55016077619" calcext:value-type="float">
            <text:p>3.5501607762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5655840382" calcext:value-type="float">
            <text:p>2.1565584038</text:p>
          </table:table-cell>
          <table:table-cell office:value-type="float" office:value="3.51444926749" calcext:value-type="float">
            <text:p>3.5144492675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2326948372" calcext:value-type="float">
            <text:p>2.1232694837</text:p>
          </table:table-cell>
          <table:table-cell office:value-type="float" office:value="3.53662690934" calcext:value-type="float">
            <text:p>3.5366269093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9826206801" calcext:value-type="float">
            <text:p>2.098262068</text:p>
          </table:table-cell>
          <table:table-cell office:value-type="float" office:value="3.50540785811" calcext:value-type="float">
            <text:p>3.5054078581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7125509781" calcext:value-type="float">
            <text:p>2.0712550978</text:p>
          </table:table-cell>
          <table:table-cell office:value-type="float" office:value="3.53491418897" calcext:value-type="float">
            <text:p>3.534914189</text:p>
          </table:table-cell>
          <table:table-cell office:value-type="float" office:value="0.5" calcext:value-type="float">
            <text:p>0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4161795898" calcext:value-type="float">
            <text:p>2.041617959</text:p>
          </table:table-cell>
          <table:table-cell office:value-type="float" office:value="3.50805083099" calcext:value-type="float">
            <text:p>3.508050831</text:p>
          </table:table-cell>
          <table:table-cell office:value-type="float" office:value="0.5" calcext:value-type="float">
            <text:p>0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0717883316" calcext:value-type="float">
            <text:p>2.0071788332</text:p>
          </table:table-cell>
          <table:table-cell office:value-type="float" office:value="3.52839650898" calcext:value-type="float">
            <text:p>3.528396509</text:p>
          </table:table-cell>
          <table:table-cell office:value-type="float" office:value="0.5" calcext:value-type="float">
            <text:p>0.5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9575385368" calcext:value-type="float">
            <text:p>1.9957538537</text:p>
          </table:table-cell>
          <table:table-cell office:value-type="float" office:value="3.49006284435" calcext:value-type="float">
            <text:p>3.4900628444</text:p>
          </table:table-cell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1481168268" calcext:value-type="float">
            <text:p>2.0148116827</text:p>
          </table:table-cell>
          <table:table-cell office:value-type="float" office:value="3.52523099974" calcext:value-type="float">
            <text:p>3.5252309997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3716648981" calcext:value-type="float">
            <text:p>2.0371664898</text:p>
          </table:table-cell>
          <table:table-cell office:value-type="float" office:value="3.49206079326" calcext:value-type="float">
            <text:p>3.4920607933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607414174" calcext:value-type="float">
            <text:p>2.0607414174</text:p>
          </table:table-cell>
          <table:table-cell office:value-type="float" office:value="3.45974635703" calcext:value-type="float">
            <text:p>3.459746357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0004336143" calcext:value-type="float">
            <text:p>2.1000433614</text:p>
          </table:table-cell>
          <table:table-cell office:value-type="float" office:value="3.46718659865" calcext:value-type="float">
            <text:p>3.4671865987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113706654" calcext:value-type="float">
            <text:p>2.1113706654</text:p>
          </table:table-cell>
          <table:table-cell office:value-type="float" office:value="3.42882395816" calcext:value-type="float">
            <text:p>3.4288239582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2367779358" calcext:value-type="float">
            <text:p>2.1236777936</text:p>
          </table:table-cell>
          <table:table-cell office:value-type="float" office:value="3.3907643392" calcext:value-type="float">
            <text:p>3.3907643392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2644997719" calcext:value-type="float">
            <text:p>2.1264499772</text:p>
          </table:table-cell>
          <table:table-cell office:value-type="float" office:value="3.35086051735" calcext:value-type="float">
            <text:p>3.3508605174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2166730937" calcext:value-type="float">
            <text:p>2.1216673094</text:p>
          </table:table-cell>
          <table:table-cell office:value-type="float" office:value="3.31114747052" calcext:value-type="float">
            <text:p>3.3111474705</text:p>
          </table:table-cell>
          <table:table-cell office:value-type="float" office:value="0.5" calcext:value-type="float">
            <text:p>0.5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1164594967" calcext:value-type="float">
            <text:p>2.1116459497</text:p>
          </table:table-cell>
          <table:table-cell office:value-type="float" office:value="3.27242315839" calcext:value-type="float">
            <text:p>3.2724231584</text:p>
          </table:table-cell>
          <table:table-cell office:value-type="float" office:value="0.5" calcext:value-type="float">
            <text:p>0.5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9514753227" calcext:value-type="float">
            <text:p>2.0951475323</text:p>
          </table:table-cell>
          <table:table-cell office:value-type="float" office:value="3.23598413778" calcext:value-type="float">
            <text:p>3.2359841378</text:p>
          </table:table-cell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7174021427" calcext:value-type="float">
            <text:p>2.0717402143</text:p>
          </table:table-cell>
          <table:table-cell office:value-type="float" office:value="3.20354808586" calcext:value-type="float">
            <text:p>3.2035480859</text:p>
          </table:table-cell>
          <table:table-cell office:value-type="float" office:value="0.5" calcext:value-type="float">
            <text:p>0.5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3833817808" calcext:value-type="float">
            <text:p>2.0383381781</text:p>
          </table:table-cell>
          <table:table-cell office:value-type="float" office:value="3.18154117834" calcext:value-type="float">
            <text:p>3.1815411783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9953378195" calcext:value-type="float">
            <text:p>1.999533782</text:p>
          </table:table-cell>
          <table:table-cell office:value-type="float" office:value="3.17183453932" calcext:value-type="float">
            <text:p>3.1718345393</text:p>
          </table:table-cell>
          <table:table-cell office:value-type="float" office:value="0.5" calcext:value-type="float">
            <text:p>0.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4980525743" calcext:value-type="float">
            <text:p>2.5498052574</text:p>
          </table:table-cell>
          <table:table-cell office:value-type="float" office:value="1.94096142026" calcext:value-type="float">
            <text:p>1.940961420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776292119" calcext:value-type="float">
            <text:p>2.5577629212</text:p>
          </table:table-cell>
          <table:table-cell office:value-type="float" office:value="1.98016187418" calcext:value-type="float">
            <text:p>1.980161874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6813373807" calcext:value-type="float">
            <text:p>2.5681337381</text:p>
          </table:table-cell>
          <table:table-cell office:value-type="float" office:value="2.01879406487" calcext:value-type="float">
            <text:p>2.018794064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7952145057" calcext:value-type="float">
            <text:p>2.5795214506</text:p>
          </table:table-cell>
          <table:table-cell office:value-type="float" office:value="2.05713881684" calcext:value-type="float">
            <text:p>2.057138816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9232896905" calcext:value-type="float">
            <text:p>2.5923289691</text:p>
          </table:table-cell>
          <table:table-cell office:value-type="float" office:value="2.09503297827" calcext:value-type="float">
            <text:p>2.095032978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0675337017" calcext:value-type="float">
            <text:p>2.6067533702</text:p>
          </table:table-cell>
          <table:table-cell office:value-type="float" office:value="2.13234164553" calcext:value-type="float">
            <text:p>2.1323416455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2282223987" calcext:value-type="float">
            <text:p>2.6228222399</text:p>
          </table:table-cell>
          <table:table-cell office:value-type="float" office:value="2.16897211681" calcext:value-type="float">
            <text:p>2.168972116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3884963888" calcext:value-type="float">
            <text:p>2.6388496389</text:p>
          </table:table-cell>
          <table:table-cell office:value-type="float" office:value="2.20562075227" calcext:value-type="float">
            <text:p>2.2056207523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560426368" calcext:value-type="float">
            <text:p>2.6560426368</text:p>
          </table:table-cell>
          <table:table-cell office:value-type="float" office:value="2.24173724189" calcext:value-type="float">
            <text:p>2.2417372419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6636593561" calcext:value-type="float">
            <text:p>2.6663659356</text:p>
          </table:table-cell>
          <table:table-cell office:value-type="float" office:value="2.28038215749" calcext:value-type="float">
            <text:p>2.28038215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7088915096" calcext:value-type="float">
            <text:p>2.670889151</text:p>
          </table:table-cell>
          <table:table-cell office:value-type="float" office:value="2.3201255912" calcext:value-type="float">
            <text:p>2.3201255912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3180547597" calcext:value-type="float">
            <text:p>2.631805476</text:p>
          </table:table-cell>
          <table:table-cell office:value-type="float" office:value="2.31161287431" calcext:value-type="float">
            <text:p>2.3116128743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3663731894" calcext:value-type="float">
            <text:p>2.6366373189</text:p>
          </table:table-cell>
          <table:table-cell office:value-type="float" office:value="2.35131996805" calcext:value-type="float">
            <text:p>2.3513199681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7439444921" calcext:value-type="float">
            <text:p>2.6743944492</text:p>
          </table:table-cell>
          <table:table-cell office:value-type="float" office:value="2.33811394238" calcext:value-type="float">
            <text:p>2.3381139424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3809152126" calcext:value-type="float">
            <text:p>2.6380915213</text:p>
          </table:table-cell>
          <table:table-cell office:value-type="float" office:value="2.35490969846" calcext:value-type="float">
            <text:p>2.3549096985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9924571881" calcext:value-type="float">
            <text:p>2.5992457188</text:p>
          </table:table-cell>
          <table:table-cell office:value-type="float" office:value="2.36444928086" calcext:value-type="float">
            <text:p>2.3644492809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3607395965" calcext:value-type="float">
            <text:p>2.6360739597</text:p>
          </table:table-cell>
          <table:table-cell office:value-type="float" office:value="2.34883900615" calcext:value-type="float">
            <text:p>2.3488390062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2123109568" calcext:value-type="float">
            <text:p>2.6212310957</text:p>
          </table:table-cell>
          <table:table-cell office:value-type="float" office:value="2.38598317647" calcext:value-type="float">
            <text:p>2.3859831765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8153144936" calcext:value-type="float">
            <text:p>2.5815314494</text:p>
          </table:table-cell>
          <table:table-cell office:value-type="float" office:value="2.38109052049" calcext:value-type="float">
            <text:p>2.3810905205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207312238" calcext:value-type="float">
            <text:p>2.5520731224</text:p>
          </table:table-cell>
          <table:table-cell office:value-type="float" office:value="2.40814984368" calcext:value-type="float">
            <text:p>2.4081498437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9051649304" calcext:value-type="float">
            <text:p>2.590516493</text:p>
          </table:table-cell>
          <table:table-cell office:value-type="float" office:value="2.41920005872" calcext:value-type="float">
            <text:p>2.4192000587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956890625" calcext:value-type="float">
            <text:p>2.5595689063</text:p>
          </table:table-cell>
          <table:table-cell office:value-type="float" office:value="2.4445426488" calcext:value-type="float">
            <text:p>2.444542648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3391686106" calcext:value-type="float">
            <text:p>2.5339168611</text:p>
          </table:table-cell>
          <table:table-cell office:value-type="float" office:value="2.41385107703" calcext:value-type="float">
            <text:p>2.413851077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0128716601" calcext:value-type="float">
            <text:p>2.501287166</text:p>
          </table:table-cell>
          <table:table-cell office:value-type="float" office:value="2.390714461" calcext:value-type="float">
            <text:p>2.39071446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3702902031" calcext:value-type="float">
            <text:p>2.5370290203</text:p>
          </table:table-cell>
          <table:table-cell office:value-type="float" office:value="2.40867329869" calcext:value-type="float">
            <text:p>2.4086732987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6407516364" calcext:value-type="float">
            <text:p>2.5640751636</text:p>
          </table:table-cell>
          <table:table-cell office:value-type="float" office:value="2.43814372677" calcext:value-type="float">
            <text:p>2.4381437268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7376699974" calcext:value-type="float">
            <text:p>2.5737669997</text:p>
          </table:table-cell>
          <table:table-cell office:value-type="float" office:value="2.47695182274" calcext:value-type="float">
            <text:p>2.4769518227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7042213781" calcext:value-type="float">
            <text:p>2.5704221378</text:p>
          </table:table-cell>
          <table:table-cell office:value-type="float" office:value="2.51681172614" calcext:value-type="float">
            <text:p>2.5168117261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6581685984" calcext:value-type="float">
            <text:p>2.5658168598</text:p>
          </table:table-cell>
          <table:table-cell office:value-type="float" office:value="2.55654573443" calcext:value-type="float">
            <text:p>2.5565457344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777861401" calcext:value-type="float">
            <text:p>2.557778614</text:p>
          </table:table-cell>
          <table:table-cell office:value-type="float" office:value="2.59572974397" calcext:value-type="float">
            <text:p>2.59572974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623593805" calcext:value-type="float">
            <text:p>2.5562359381</text:p>
          </table:table-cell>
          <table:table-cell office:value-type="float" office:value="2.63569998479" calcext:value-type="float">
            <text:p>2.6356999848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4535585841" calcext:value-type="float">
            <text:p>2.5453558584</text:p>
          </table:table-cell>
          <table:table-cell office:value-type="float" office:value="2.67419185233" calcext:value-type="float">
            <text:p>2.6741918523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1307905271" calcext:value-type="float">
            <text:p>2.5130790527</text:p>
          </table:table-cell>
          <table:table-cell office:value-type="float" office:value="2.69781827427" calcext:value-type="float">
            <text:p>2.6978182743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4908192189" calcext:value-type="float">
            <text:p>2.5490819219</text:p>
          </table:table-cell>
          <table:table-cell office:value-type="float" office:value="2.71524794469" calcext:value-type="float">
            <text:p>2.7152479447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1603013948" calcext:value-type="float">
            <text:p>2.5160301395</text:p>
          </table:table-cell>
          <table:table-cell office:value-type="float" office:value="2.73777747375" calcext:value-type="float">
            <text:p>2.737777473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093126203" calcext:value-type="float">
            <text:p>2.550931262</text:p>
          </table:table-cell>
          <table:table-cell office:value-type="float" office:value="2.75732003358" calcext:value-type="float">
            <text:p>2.7573200336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1108748438" calcext:value-type="float">
            <text:p>2.5110874844</text:p>
          </table:table-cell>
          <table:table-cell office:value-type="float" office:value="2.76085180126" calcext:value-type="float">
            <text:p>2.7608518013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042631422" calcext:value-type="float">
            <text:p>2.5504263142</text:p>
          </table:table-cell>
          <table:table-cell office:value-type="float" office:value="2.76809448492" calcext:value-type="float">
            <text:p>2.7680944849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2770333847" calcext:value-type="float">
            <text:p>2.5277033385</text:p>
          </table:table-cell>
          <table:table-cell office:value-type="float" office:value="2.8010135732" calcext:value-type="float">
            <text:p>2.8010135732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664140417" calcext:value-type="float">
            <text:p>2.5664140417</text:p>
          </table:table-cell>
          <table:table-cell office:value-type="float" office:value="2.81108737366" calcext:value-type="float">
            <text:p>2.8110873737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3544832861" calcext:value-type="float">
            <text:p>2.5354483286</text:p>
          </table:table-cell>
          <table:table-cell office:value-type="float" office:value="2.83640781231" calcext:value-type="float">
            <text:p>2.8364078123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3414686555" calcext:value-type="float">
            <text:p>2.5341468656</text:p>
          </table:table-cell>
          <table:table-cell office:value-type="float" office:value="2.87638663413" calcext:value-type="float">
            <text:p>2.8763866341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666628478" calcext:value-type="float">
            <text:p>2.5566662848</text:p>
          </table:table-cell>
          <table:table-cell office:value-type="float" office:value="2.90944530557" calcext:value-type="float">
            <text:p>2.9094453056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1780990648" calcext:value-type="float">
            <text:p>2.5178099065</text:p>
          </table:table-cell>
          <table:table-cell office:value-type="float" office:value="2.91894171886" calcext:value-type="float">
            <text:p>2.9189417189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0251185125" calcext:value-type="float">
            <text:p>2.5025118513</text:p>
          </table:table-cell>
          <table:table-cell office:value-type="float" office:value="2.95590074355" calcext:value-type="float">
            <text:p>2.9559007436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6296656363" calcext:value-type="float">
            <text:p>2.4629665636</text:p>
          </table:table-cell>
          <table:table-cell office:value-type="float" office:value="2.96191491241" calcext:value-type="float">
            <text:p>2.9619149124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2813488573" calcext:value-type="float">
            <text:p>2.4281348857</text:p>
          </table:table-cell>
          <table:table-cell office:value-type="float" office:value="2.98158098" calcext:value-type="float">
            <text:p>2.98158098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0071079352" calcext:value-type="float">
            <text:p>2.4007107935</text:p>
          </table:table-cell>
          <table:table-cell office:value-type="float" office:value="3.0107000316" calcext:value-type="float">
            <text:p>3.0107000316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6185060077" calcext:value-type="float">
            <text:p>2.3618506008</text:p>
          </table:table-cell>
          <table:table-cell office:value-type="float" office:value="3.02018082374" calcext:value-type="float">
            <text:p>3.0201808237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2775187426" calcext:value-type="float">
            <text:p>2.3277518743</text:p>
          </table:table-cell>
          <table:table-cell office:value-type="float" office:value="3.04109198943" calcext:value-type="float">
            <text:p>3.0410919894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8964938674" calcext:value-type="float">
            <text:p>2.2896493867</text:p>
          </table:table-cell>
          <table:table-cell office:value-type="float" office:value="3.05326574994" calcext:value-type="float">
            <text:p>3.0532657499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572496734" calcext:value-type="float">
            <text:p>2.2572496734</text:p>
          </table:table-cell>
          <table:table-cell office:value-type="float" office:value="3.07672334094" calcext:value-type="float">
            <text:p>3.0767233409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2038608419" calcext:value-type="float">
            <text:p>2.2203860842</text:p>
          </table:table-cell>
          <table:table-cell office:value-type="float" office:value="3.0922499565" calcext:value-type="float">
            <text:p>3.0922499565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8062240093" calcext:value-type="float">
            <text:p>2.1806224009</text:p>
          </table:table-cell>
          <table:table-cell office:value-type="float" office:value="3.09659155684" calcext:value-type="float">
            <text:p>3.0965915568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4519820489" calcext:value-type="float">
            <text:p>2.1451982049</text:p>
          </table:table-cell>
          <table:table-cell office:value-type="float" office:value="3.11516913297" calcext:value-type="float">
            <text:p>3.115169133</text:p>
          </table:table-cell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0536225112" calcext:value-type="float">
            <text:p>2.1053622511</text:p>
          </table:table-cell>
          <table:table-cell office:value-type="float" office:value="3.11878808131" calcext:value-type="float">
            <text:p>3.1187880813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6544651846" calcext:value-type="float">
            <text:p>2.0654465185</text:p>
          </table:table-cell>
          <table:table-cell office:value-type="float" office:value="3.11619303096" calcext:value-type="float">
            <text:p>3.116193031</text:p>
          </table:table-cell>
          <table:table-cell office:value-type="float" office:value="0.5" calcext:value-type="float">
            <text:p>0.5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2637962338" calcext:value-type="float">
            <text:p>2.0263796234</text:p>
          </table:table-cell>
          <table:table-cell office:value-type="float" office:value="3.10760363582" calcext:value-type="float">
            <text:p>3.1076036358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1036236777" calcext:value-type="float">
            <text:p>2.0103623678</text:p>
          </table:table-cell>
          <table:table-cell office:value-type="float" office:value="3.07095056607" calcext:value-type="float">
            <text:p>3.0709505661</text:p>
          </table:table-cell>
          <table:table-cell office:value-type="float" office:value="0.5" calcext:value-type="float">
            <text:p>0.5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8361859731" calcext:value-type="float">
            <text:p>1.9836185973</text:p>
          </table:table-cell>
          <table:table-cell office:value-type="float" office:value="3.10069566217" calcext:value-type="float">
            <text:p>3.1006956622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028024497" calcext:value-type="float">
            <text:p>2.0028024497</text:p>
          </table:table-cell>
          <table:table-cell office:value-type="float" office:value="3.06559609226" calcext:value-type="float">
            <text:p>3.0655960923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4201361247" calcext:value-type="float">
            <text:p>2.0420136125</text:p>
          </table:table-cell>
          <table:table-cell office:value-type="float" office:value="3.07350081957" calcext:value-type="float">
            <text:p>3.0735008196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6737209699" calcext:value-type="float">
            <text:p>2.067372097</text:p>
          </table:table-cell>
          <table:table-cell office:value-type="float" office:value="3.04256625535" calcext:value-type="float">
            <text:p>3.0425662554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6255622384" calcext:value-type="float">
            <text:p>2.0625562238</text:p>
          </table:table-cell>
          <table:table-cell office:value-type="float" office:value="3.08227528916" calcext:value-type="float">
            <text:p>3.0822752892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6663476387" calcext:value-type="float">
            <text:p>2.0666347639</text:p>
          </table:table-cell>
          <table:table-cell office:value-type="float" office:value="3.04248376354" calcext:value-type="float">
            <text:p>3.0424837635</text:p>
          </table:table-cell>
          <table:table-cell office:value-type="float" office:value="0.5" calcext:value-type="float">
            <text:p>0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4008063608" calcext:value-type="float">
            <text:p>2.0400806361</text:p>
          </table:table-cell>
          <table:table-cell office:value-type="float" office:value="3.07239828004" calcext:value-type="float">
            <text:p>3.07239828</text:p>
          </table:table-cell>
          <table:table-cell office:value-type="float" office:value="0.5" calcext:value-type="float">
            <text:p>0.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1305647362" calcext:value-type="float">
            <text:p>2.0130564736</text:p>
          </table:table-cell>
          <table:table-cell office:value-type="float" office:value="3.04290769436" calcext:value-type="float">
            <text:p>3.0429076944</text:p>
          </table:table-cell>
          <table:table-cell office:value-type="float" office:value="0.5" calcext:value-type="float">
            <text:p>0.5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7701895893" calcext:value-type="float">
            <text:p>1.9770189589</text:p>
          </table:table-cell>
          <table:table-cell office:value-type="float" office:value="3.06026561862" calcext:value-type="float">
            <text:p>3.0602656186</text:p>
          </table:table-cell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3707489362" calcext:value-type="float">
            <text:p>1.9370748936</text:p>
          </table:table-cell>
          <table:table-cell office:value-type="float" office:value="3.06238024542" calcext:value-type="float">
            <text:p>3.0623802454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9969221354" calcext:value-type="float">
            <text:p>1.8996922135</text:p>
          </table:table-cell>
          <table:table-cell office:value-type="float" office:value="3.04814875813" calcext:value-type="float">
            <text:p>3.0481487581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6015632496" calcext:value-type="float">
            <text:p>1.860156325</text:p>
          </table:table-cell>
          <table:table-cell office:value-type="float" office:value="3.05422440737" calcext:value-type="float">
            <text:p>3.0542244074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2274954305" calcext:value-type="float">
            <text:p>1.8227495431</text:p>
          </table:table-cell>
          <table:table-cell office:value-type="float" office:value="3.06839242301" calcext:value-type="float">
            <text:p>3.068392423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8283769085" calcext:value-type="float">
            <text:p>1.7828376909</text:p>
          </table:table-cell>
          <table:table-cell office:value-type="float" office:value="3.07104648664" calcext:value-type="float">
            <text:p>3.071046486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4283889029" calcext:value-type="float">
            <text:p>1.7428388903</text:p>
          </table:table-cell>
          <table:table-cell office:value-type="float" office:value="3.07135625119" calcext:value-type="float">
            <text:p>3.0713562512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0317660994" calcext:value-type="float">
            <text:p>1.7031766099</text:p>
          </table:table-cell>
          <table:table-cell office:value-type="float" office:value="3.07654311125" calcext:value-type="float">
            <text:p>3.0765431113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6533007137" calcext:value-type="float">
            <text:p>1.6653300714</text:p>
          </table:table-cell>
          <table:table-cell office:value-type="float" office:value="3.0894906793" calcext:value-type="float">
            <text:p>3.0894906793</text:p>
          </table:table-cell>
          <table:table-cell office:value-type="float" office:value="0.5" calcext:value-type="float">
            <text:p>0.5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2771176956" calcext:value-type="float">
            <text:p>1.6277117696</text:p>
          </table:table-cell>
          <table:table-cell office:value-type="float" office:value="3.10308712621" calcext:value-type="float">
            <text:p>3.1030871262</text:p>
          </table:table-cell>
          <table:table-cell office:value-type="float" office:value="0.5" calcext:value-type="float">
            <text:p>0.5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8841795175" calcext:value-type="float">
            <text:p>1.5884179518</text:p>
          </table:table-cell>
          <table:table-cell office:value-type="float" office:value="3.11057016587" calcext:value-type="float">
            <text:p>3.1105701659</text:p>
          </table:table-cell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4914489848" calcext:value-type="float">
            <text:p>1.5491448985</text:p>
          </table:table-cell>
          <table:table-cell office:value-type="float" office:value="3.1181614297" calcext:value-type="float">
            <text:p>3.1181614297</text:p>
          </table:table-cell>
          <table:table-cell office:value-type="float" office:value="0.5" calcext:value-type="float">
            <text:p>0.5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1220253271" calcext:value-type="float">
            <text:p>1.5122025327</text:p>
          </table:table-cell>
          <table:table-cell office:value-type="float" office:value="3.13349966985" calcext:value-type="float">
            <text:p>3.1334996699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275493134" calcext:value-type="float">
            <text:p>1.4727549313</text:p>
          </table:table-cell>
          <table:table-cell office:value-type="float" office:value="3.14012437713" calcext:value-type="float">
            <text:p>3.1401243771</text:p>
          </table:table-cell>
          <table:table-cell office:value-type="float" office:value="0.5" calcext:value-type="float">
            <text:p>0.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3T03:34:54.432837481</dc:date>
    <meta:editing-duration>PT44M35S</meta:editing-duration>
    <meta:editing-cycles>1</meta:editing-cycles>
    <meta:document-statistic meta:table-count="1" meta:cell-count="2435" meta:object-count="0"/>
    <meta:generator>LibreOffice/5.1.6.2$Linux_X86_64 LibreOffice_project/10m0$Build-2</meta:generator>
  </office:meta>
</office:document-meta>
</file>